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Basic/script-lc.xml" manifest:media-type="text/xml"/>
  <manifest:file-entry manifest:full-path="Basic/SensitivityAnalysis/script-lb.xml" manifest:media-type="text/xml"/>
  <manifest:file-entry manifest:full-path="Basic/SensitivityAnalysis/MainModule.xml" manifest:media-type="text/xml"/>
  <manifest:file-entry manifest:full-path="Basic/Standard/script-lb.xml" manifest:media-type="text/xml"/>
  <manifest:file-entry manifest:full-path="ObjectReplacements/Chart1" manifest:media-type="application/x-openoffice-gdimetafile;windows_formatname=&quot;GDIMetaFile&quot;"/>
  <manifest:file-entry manifest:full-path="ObjectReplacements/Chart2" manifest:media-type="application/x-openoffice-gdimetafile;windows_formatname=&quot;GDIMetaFile&quot;"/>
  <manifest:file-entry manifest:full-path="Dialogs/dialog-lc.xml" manifest:media-type="text/xml"/>
  <manifest:file-entry manifest:full-path="Dialogs/SensitivityAnalysis/dialog-lb.xml" manifest:media-type="text/xml"/>
  <manifest:file-entry manifest:full-path="Dialogs/SensitivityAnalysis/DialogSA.xml" manifest:media-type="text/xml"/>
  <manifest:file-entry manifest:full-path="Dialogs/SensitivityAnalysis/Address.xml" manifest:media-type="text/xml"/>
  <manifest:file-entry manifest:full-path="Dialogs/Standard/dialog-lb.xml" manifest:media-type="text/xml"/>
  <manifest:file-entry manifest:full-path="Chart2/content.xml" manifest:media-type="text/xml"/>
  <manifest:file-entry manifest:full-path="Chart2/styles.xml" manifest:media-type="text/xml"/>
  <manifest:file-entry manifest:full-path="Chart2/meta.xml" manifest:media-type="text/xml"/>
  <manifest:file-entry manifest:full-path="Chart2/" manifest:media-type="application/vnd.oasis.opendocument.char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hart1/content.xml" manifest:media-type="text/xml"/>
  <manifest:file-entry manifest:full-path="Chart1/styles.xml" manifest:media-type="text/xml"/>
  <manifest:file-entry manifest:full-path="Chart1/meta.xml" manifest:media-type="text/xml"/>
  <manifest:file-entry manifest:full-path="Chart1/"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0.68mm"/>
    </style:style>
    <style:style style:name="co2" style:family="table-column">
      <style:table-column-properties fo:break-before="auto" style:column-width="20.09mm"/>
    </style:style>
    <style:style style:name="co3" style:family="table-column">
      <style:table-column-properties fo:break-before="auto" style:column-width="14.73mm"/>
    </style:style>
    <style:style style:name="co4" style:family="table-column">
      <style:table-column-properties fo:break-before="auto" style:column-width="11.96mm"/>
    </style:style>
    <style:style style:name="co5" style:family="table-column">
      <style:table-column-properties fo:break-before="auto" style:column-width="13.04mm"/>
    </style:style>
    <style:style style:name="co6" style:family="table-column">
      <style:table-column-properties fo:break-before="auto" style:column-width="11.8mm"/>
    </style:style>
    <style:style style:name="co7" style:family="table-column">
      <style:table-column-properties fo:break-before="auto" style:column-width="14.27mm"/>
    </style:style>
    <style:style style:name="co8" style:family="table-column">
      <style:table-column-properties fo:break-before="auto" style:column-width="21.17mm"/>
    </style:style>
    <style:style style:name="co9" style:family="table-column">
      <style:table-column-properties fo:break-before="auto" style:column-width="22.58mm"/>
    </style:style>
    <style:style style:name="co10" style:family="table-column">
      <style:table-column-properties fo:break-before="auto" style:column-width="62mm"/>
    </style:style>
    <style:style style:name="co11" style:family="table-column">
      <style:table-column-properties fo:break-before="auto" style:column-width="16.26mm"/>
    </style:style>
    <style:style style:name="co12" style:family="table-column">
      <style:table-column-properties fo:break-before="auto" style:column-width="16.72mm"/>
    </style:style>
    <style:style style:name="co13" style:family="table-column">
      <style:table-column-properties fo:break-before="auto" style:column-width="8.27mm"/>
    </style:style>
    <style:style style:name="co14" style:family="table-column">
      <style:table-column-properties fo:break-before="auto" style:column-width="22.56mm"/>
    </style:style>
    <style:style style:name="co15" style:family="table-column">
      <style:table-column-properties fo:break-before="auto" style:column-width="16.74mm"/>
    </style:style>
    <style:style style:name="co16" style:family="table-column">
      <style:table-column-properties fo:break-before="auto" style:column-width="15.8mm"/>
    </style:style>
    <style:style style:name="co17" style:family="table-column">
      <style:table-column-properties fo:break-before="auto" style:column-width="7.97mm"/>
    </style:style>
    <style:style style:name="co18" style:family="table-column">
      <style:table-column-properties fo:break-before="auto" style:column-width="37.45mm"/>
    </style:style>
    <style:style style:name="co19" style:family="table-column">
      <style:table-column-properties fo:break-before="auto" style:column-width="88.41mm"/>
    </style:style>
    <style:style style:name="co20" style:family="table-column">
      <style:table-column-properties fo:break-before="auto" style:column-width="30.37mm"/>
    </style:style>
    <style:style style:name="co21" style:family="table-column">
      <style:table-column-properties fo:break-before="auto" style:column-width="25.47mm"/>
    </style:style>
    <style:style style:name="co22" style:family="table-column">
      <style:table-column-properties fo:break-before="auto" style:column-width="33.14mm"/>
    </style:style>
    <style:style style:name="co23" style:family="table-column">
      <style:table-column-properties fo:break-before="auto" style:column-width="35.91mm"/>
    </style:style>
    <style:style style:name="ro1" style:family="table-row">
      <style:table-row-properties style:row-height="4.87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10.27mm" fo:break-before="auto" style:use-optimal-row-height="true"/>
    </style:style>
    <style:style style:name="ro7" style:family="table-row">
      <style:table-row-properties style:row-height="4.97mm" fo:break-before="auto" style:use-optimal-row-height="true"/>
    </style:style>
    <style:style style:name="ta1" style:family="table" style:master-page-name="PageStyle_5f_Sheet1">
      <style:table-properties table:display="true" style:writing-mode="lr-tb"/>
    </style:style>
    <style:style style:name="ta2" style:family="table" style:master-page-name="Default">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percentage-style style:name="N10">
      <number:number number:decimal-places="0" loext:min-decimal-places="0" number:min-integer-digits="1"/>
      <number:text>%</number:text>
    </number:percentage-style>
    <style:style style:name="ce1" style:family="table-cell" style:parent-style-name="Default">
      <style:table-cell-properties fo:border-bottom="none" style:diagonal-bl-tr="none" style:diagonal-tl-br="none" fo:border-left="1.76pt solid #000000" fo:border-right="none" style:rotation-align="none" fo:border-top="1.76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fo:border-bottom="none" style:diagonal-bl-tr="none" style:diagonal-tl-br="none" fo:border-left="1.76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table-cell-properties fo:border-bottom="none" style:diagonal-bl-tr="none" style:diagonal-tl-br="none" fo:border-left="1.76pt solid #000000" fo:border-right="none" style:rotation-align="none" fo:border-top="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4" style:family="table-cell" style:parent-style-name="Default">
      <style:table-cell-properties fo:border-bottom="none" style:diagonal-bl-tr="none" style:diagonal-tl-br="none" fo:border-left="1.76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order-bottom="1.76pt solid #000000" style:diagonal-bl-tr="none" style:diagonal-tl-br="none" fo:border-left="1.76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fo:border-bottom="none" style:diagonal-bl-tr="none" style:diagonal-tl-br="none" fo:border-left="1.76pt solid #000000" fo:border-right="none" style:rotation-align="none" fo:border-top="none"/>
    </style:style>
    <style:style style:name="ce7" style:family="table-cell" style:parent-style-name="Default">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8" style:family="table-cell" style:parent-style-name="Default">
      <style:table-cell-properties fo:border-bottom="1.76pt solid #000000" style:diagonal-bl-tr="none" style:diagonal-tl-br="none" fo:border-left="1.76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fo:border-bottom="1.76pt solid #000000" style:diagonal-bl-tr="none" style:diagonal-tl-br="none" fo:border-left="1.76pt solid #000000" fo:border-right="none" style:rotation-align="none" fo:border-top="none"/>
      <style:text-properties fo:color="#bfbfb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0" style:family="table-cell" style:parent-style-name="Default">
      <style:table-cell-properties fo:border-bottom="none" style:diagonal-bl-tr="none" style:diagonal-tl-br="none" fo:border-left="none" fo:border-right="none" style:rotation-align="none" fo:border-top="1.76pt solid #000000"/>
    </style:style>
    <style:style style:name="ce11" style:family="table-cell" style:parent-style-name="Default" style:data-style-name="N2">
      <style:table-cell-properties style:diagonal-bl-tr="none" style:diagonal-tl-br="none" fo:border="none" style:rotation-align="none"/>
    </style:style>
    <style:style style:name="ce12" style:family="table-cell" style:parent-style-name="Default" style:data-style-name="N3">
      <style:table-cell-properties style:diagonal-bl-tr="none" style:diagonal-tl-br="none" fo:border="none" style:rotation-align="none"/>
    </style:style>
    <style:style style:name="ce13" style:family="table-cell" style:parent-style-name="Default">
      <style:table-cell-properties style:diagonal-bl-tr="none" style:diagonal-tl-br="none" fo:border="none" style:rotation-align="none"/>
    </style:style>
    <style:style style:name="ce14" style:family="table-cell" style:parent-style-name="Default" style:data-style-name="N113">
      <style:table-cell-properties style:diagonal-bl-tr="none" style:diagonal-tl-br="none" fo:border="none" style:rotation-align="none"/>
    </style:style>
    <style:style style:name="ce15" style:family="table-cell" style:parent-style-name="Default">
      <style:table-cell-properties style:diagonal-bl-tr="none" style:diagonal-tl-br="none" fo:background-color="transparent" fo:border="none" style:rotation-align="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6" style:family="table-cell" style:parent-style-name="Default" style:data-style-name="N115">
      <style:table-cell-properties style:diagonal-bl-tr="none" style:diagonal-tl-br="none" fo:background-color="transparent" fo:border="none" style:rotation-align="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7" style:family="table-cell" style:parent-style-name="Default" style:data-style-name="N114">
      <style:table-cell-properties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 style:family="table-cell" style:parent-style-name="Default" style:data-style-name="N10">
      <style:table-cell-properties fo:border-bottom="1.76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data-style-name="N4">
      <style:table-cell-properties style:diagonal-bl-tr="none" style:diagonal-tl-br="none" fo:border="none" style:rotation-align="none"/>
    </style:style>
    <style:style style:name="ce20" style:family="table-cell" style:parent-style-name="Default" style:data-style-name="N113">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1" style:family="table-cell" style:parent-style-name="Default" style:data-style-name="N113">
      <style:table-cell-properties fo:border-bottom="none" style:diagonal-bl-tr="none" style:diagonal-tl-br="none" fo:border-left="none" fo:border-right="1.76pt solid #000000" style:rotation-align="none" fo:border-top="1.76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data-style-name="N10">
      <style:table-cell-properties fo:border-bottom="none" style:diagonal-bl-tr="none" style:diagonal-tl-br="none" fo:border-left="none" fo:border-right="1.7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Default" style:data-style-name="N114">
      <style:table-cell-properties fo:border-bottom="none" style:diagonal-bl-tr="none" style:diagonal-tl-br="none" fo:border-left="none" fo:border-right="1.7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data-style-name="N10">
      <style:table-cell-properties fo:border-bottom="1.76pt solid #000000" style:diagonal-bl-tr="none" style:diagonal-tl-br="none" fo:border-left="none" fo:border-right="1.7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 style:family="table-cell" style:parent-style-name="Default">
      <style:table-cell-properties fo:border-bottom="1.76pt solid #000000" style:diagonal-bl-tr="none" style:diagonal-tl-br="none" fo:border-left="none" fo:border-right="none" style:rotation-align="none" fo:border-top="none"/>
    </style:style>
    <style:style style:name="ce26"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7"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28" style:family="table-cell" style:parent-style-name="Default">
      <style:table-cell-properties fo:border-bottom="1.76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9" style:family="table-cell" style:parent-style-name="Default">
      <style:table-cell-properties style:rotation-align="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0" style:family="table-cell" style:parent-style-name="Default">
      <style:table-cell-properties fo:border-bottom="1.76pt solid #000000" style:diagonal-bl-tr="none" style:diagonal-tl-br="none" fo:border-left="0.74pt solid #a6a6a6" fo:border-right="none" style:rotation-align="none" fo:border-top="0.74pt solid #a6a6a6"/>
      <style:text-properties fo:color="#bfbfb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1" style:family="table-cell" style:parent-style-name="Default">
      <style:table-cell-properties fo:border-bottom="none" style:diagonal-bl-tr="none" style:diagonal-tl-br="none" fo:border-left="none" fo:border-right="1.76pt solid #000000" style:rotation-align="none" fo:border-top="1.76pt solid #000000"/>
    </style:style>
    <style:style style:name="ce32" style:family="table-cell" style:parent-style-name="Default">
      <style:table-cell-properties fo:border-bottom="none" style:diagonal-bl-tr="none" style:diagonal-tl-br="none" fo:border-left="none" fo:border-right="1.76pt solid #000000" style:rotation-align="none" fo:border-top="none"/>
    </style:style>
    <style:style style:name="ce33" style:family="table-cell" style:parent-style-name="Default">
      <style:table-cell-properties fo:border-bottom="1.76pt solid #000000" style:diagonal-bl-tr="none" style:diagonal-tl-br="none" fo:border-left="none" fo:border-right="1.76pt solid #000000" style:rotation-align="none" fo:border-top="none"/>
    </style:style>
    <style:style style:name="ce34" style:family="table-cell" style:parent-style-name="Default" style:data-style-name="N2">
      <style:table-cell-properties fo:border-bottom="1.76pt solid #000000" style:diagonal-bl-tr="none" style:diagonal-tl-br="none" fo:border-left="0.74pt solid #a6a6a6" fo:border-right="none" style:rotation-align="none" fo:border-top="0.74pt solid #a6a6a6"/>
      <style:text-properties fo:color="#bfbfb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5" style:family="table-cell" style:parent-style-name="Default" style:data-style-name="N113">
      <style:table-cell-properties fo:border-bottom="none" style:diagonal-bl-tr="none" style:diagonal-tl-br="none" fo:border-left="none" fo:border-right="1.76pt solid #000000" style:rotation-align="none" fo:border-top="none"/>
    </style:style>
    <style:style style:name="ce36" style:family="table-cell" style:parent-style-name="Default" style:data-style-name="N113">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7" style:family="table-cell" style:parent-style-name="Default" style:data-style-name="N2">
      <style:table-cell-properties fo:border-bottom="1.76pt solid #000000" style:diagonal-bl-tr="none" style:diagonal-tl-br="none" fo:border-left="0.74pt solid #a6a6a6" fo:border-right="1.76pt solid #000000" style:rotation-align="none" fo:border-top="0.74pt solid #a6a6a6"/>
      <style:text-properties fo:color="#bfbfb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9pt" fo:font-style="italic" fo:text-shadow="none" style:text-underline-style="none" fo:font-weight="normal" style:font-size-asian="9pt" style:font-style-asian="italic" style:font-weight-asian="normal" style:font-name-complex="Calibri" style:font-size-complex="9pt" style:font-style-complex="italic" style:font-weight-complex="normal"/>
    </style:style>
    <style:style style:name="ce39"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40" style:family="table-cell" style:parent-style-name="Default">
      <style:table-cell-properties fo:background-color="#dddddd" style:text-align-source="fix" style:repeat-content="false"/>
      <style:paragraph-properties fo:text-align="center" fo:margin-left="0mm"/>
      <style:text-properties fo:font-weight="bold" style:font-weight-asian="bold" style:font-weight-complex="bold"/>
    </style:style>
    <style:style style:name="ce41" style:family="table-cell" style:parent-style-name="Default" style:data-style-name="N10">
      <style:table-cell-properties fo:background-color="#eeeeee" style:text-align-source="fix" style:repeat-content="false"/>
      <style:paragraph-properties fo:text-align="center" fo:margin-left="0mm"/>
    </style:style>
    <style:style style:name="ce42" style:family="table-cell" style:parent-style-name="Default" style:data-style-name="N113"/>
    <style:style style:name="ce43" style:family="table-cell" style:parent-style-name="Default" style:data-style-name="N10"/>
    <style:style style:name="ce44" style:family="table-cell" style:parent-style-name="Default">
      <style:table-cell-properties fo:background-color="#eeeeee"/>
      <style:text-properties fo:font-weight="bold" style:font-weight-asian="bold" style:font-weight-complex="bold"/>
    </style:style>
    <style:style style:name="ce45" style:family="table-cell" style:parent-style-name="Default">
      <style:table-cell-properties fo:background-color="#eeeeee" style:text-align-source="fix" style:repeat-content="false"/>
      <style:paragraph-properties fo:text-align="center" fo:margin-left="0mm"/>
      <style:text-properties fo:font-weight="bold" style:font-weight-asian="bold" style:font-weight-complex="bold"/>
    </style:style>
    <style:style style:name="ce46" style:family="table-cell" style:parent-style-name="Default" style:data-style-name="N2"/>
    <style:style style:name="ce47" style:family="table-cell" style:parent-style-name="Default">
      <style:table-cell-properties fo:wrap-option="wrap" fo:border="0.06pt solid #000000" style:vertical-align="middle"/>
      <style:text-properties fo:font-weight="bold" style:font-weight-asian="bold" style:font-weight-complex="bold"/>
    </style:style>
    <style:style style:name="ce48" style:family="table-cell" style:parent-style-name="Default">
      <style:table-cell-properties style:text-align-source="fix" style:repeat-content="false" fo:border="0.06pt solid #000000" style:vertical-align="middle"/>
      <style:paragraph-properties fo:text-align="center" fo:margin-left="0mm"/>
    </style:style>
    <style:style style:name="ce49" style:family="table-cell" style:parent-style-name="Default">
      <style:table-cell-properties style:vertical-align="middle"/>
    </style:style>
    <style:style style:name="ce50" style:family="table-cell" style:parent-style-name="Default">
      <style:table-cell-properties fo:wrap-option="wrap" fo:border="0.06pt solid #000000" style:vertical-align="middle"/>
    </style:style>
    <style:style style:name="ce51" style:family="table-cell" style:parent-style-name="Default" style:data-style-name="N108">
      <style:table-cell-properties fo:border="0.06pt solid #000000" style:vertical-align="middle"/>
    </style:style>
    <style:style style:name="ce52" style:family="table-cell" style:parent-style-name="Default" style:data-style-name="N3">
      <style:table-cell-properties style:text-align-source="fix" style:repeat-content="false" fo:border="0.06pt solid #000000" style:vertical-align="middle"/>
      <style:paragraph-properties fo:text-align="center" fo:margin-left="0mm"/>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case-sensitive="false" table:automatic-find-labels="false" table:use-regular-expressions="false">
        <table:iteration table:maximum-difference="0.0001"/>
      </table:calculation-settings>
      <table:table table:name="Cash flow"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number-columns-repeated="2" table:default-cell-style-name="Default"/>
        <table:table-column table:style-name="co7" table:number-columns-repeated="6" table:default-cell-style-name="Default"/>
        <table:table-column table:style-name="co8" table:number-columns-repeated="1010" table:default-cell-style-name="Default"/>
        <table:table-row table:style-name="ro1">
          <table:table-cell table:style-name="ce1" office:value-type="string" calcext:value-type="string">
            <text:p>Вводные данные</text:p>
          </table:table-cell>
          <table:table-cell table:style-name="ce10" table:number-columns-repeated="2"/>
          <table:table-cell table:style-name="ce31"/>
          <table:table-cell table:number-columns-repeated="1020"/>
        </table:table-row>
        <table:table-row table:style-name="ro1">
          <table:table-cell table:style-name="ce2" office:value-type="string" calcext:value-type="string">
            <text:p>Время разработки</text:p>
          </table:table-cell>
          <table:table-cell table:style-name="ce11" table:formula="of:=((SUM(['Project cost'.F2:.F6])/8)/[.B17])*[Sensitivity.B2]" office:value-type="float" office:value="0.761904761904762" calcext:value-type="float">
            <text:p>0,76</text:p>
          </table:table-cell>
          <table:table-cell table:style-name="ce26" office:value-type="string" calcext:value-type="string">
            <text:p>мес.</text:p>
          </table:table-cell>
          <table:table-cell table:style-name="ce32"/>
          <table:table-cell table:number-columns-repeated="1020"/>
        </table:table-row>
        <table:table-row table:style-name="ro1">
          <table:table-cell table:style-name="ce2" office:value-type="string" calcext:value-type="string">
            <text:p>Стоимость разработки</text:p>
          </table:table-cell>
          <table:table-cell table:style-name="ce11" table:formula="of:=(['Project cost'.G13]/1000)*[Sensitivity.B2]" office:value-type="float" office:value="119.907598784195" calcext:value-type="float">
            <text:p>119,91</text:p>
          </table:table-cell>
          <table:table-cell table:style-name="ce26" office:value-type="string" calcext:value-type="string">
            <text:p>тыс. руб.</text:p>
          </table:table-cell>
          <table:table-cell table:style-name="ce32"/>
          <table:table-cell table:number-columns-repeated="1020"/>
        </table:table-row>
        <table:table-row table:style-name="ro1">
          <table:table-cell table:style-name="ce2" office:value-type="string" calcext:value-type="string">
            <text:p>Время обучения</text:p>
          </table:table-cell>
          <table:table-cell table:style-name="ce12" office:value-type="float" office:value="1" calcext:value-type="float">
            <text:p>1</text:p>
          </table:table-cell>
          <table:table-cell table:style-name="ce26" office:value-type="string" calcext:value-type="string">
            <text:p>дней</text:p>
          </table:table-cell>
          <table:table-cell table:style-name="ce32"/>
          <table:table-cell table:number-columns-repeated="1020"/>
        </table:table-row>
        <table:table-row table:style-name="ro1">
          <table:table-cell table:style-name="ce2"/>
          <table:table-cell table:style-name="ce13"/>
          <table:table-cell table:style-name="ce26"/>
          <table:table-cell table:style-name="ce32"/>
          <table:table-cell table:number-columns-repeated="1020"/>
        </table:table-row>
        <table:table-row table:style-name="ro1">
          <table:table-cell table:style-name="ce2" office:value-type="string" calcext:value-type="string">
            <text:p>Количество проектов</text:p>
          </table:table-cell>
          <table:table-cell table:style-name="ce12" table:formula="of:=3*[Sensitivity.B3]" office:value-type="float" office:value="3" calcext:value-type="float">
            <text:p>3</text:p>
          </table:table-cell>
          <table:table-cell table:style-name="ce26" office:value-type="string" calcext:value-type="string">
            <text:p>проект/мес.</text:p>
          </table:table-cell>
          <table:table-cell table:style-name="ce32"/>
          <table:table-cell table:number-columns-repeated="1020"/>
        </table:table-row>
        <table:table-row table:style-name="ro1">
          <table:table-cell table:style-name="ce2" office:value-type="string" calcext:value-type="string">
            <text:p>Количество пересчетов</text:p>
          </table:table-cell>
          <table:table-cell table:style-name="ce12" table:formula="of:=8*[Sensitivity.B4]" office:value-type="float" office:value="8" calcext:value-type="float">
            <text:p>8</text:p>
          </table:table-cell>
          <table:table-cell table:style-name="ce26" office:value-type="string" calcext:value-type="string">
            <text:p>раз/проект</text:p>
          </table:table-cell>
          <table:table-cell table:style-name="ce32"/>
          <table:table-cell table:number-columns-repeated="1020"/>
        </table:table-row>
        <table:table-row table:style-name="ro1">
          <table:table-cell table:style-name="ce3" office:value-type="string" calcext:value-type="string">
            <text:p>Время специалиста на один АЧ вручную</text:p>
          </table:table-cell>
          <table:table-cell table:style-name="ce14" office:value-type="float" office:value="0.8" calcext:value-type="float">
            <text:p>0,8</text:p>
          </table:table-cell>
          <table:table-cell table:style-name="ce26" office:value-type="string" calcext:value-type="string">
            <text:p>час</text:p>
          </table:table-cell>
          <table:table-cell table:style-name="ce32"/>
          <table:table-cell table:number-columns-repeated="1020"/>
        </table:table-row>
        <table:table-row table:style-name="ro1">
          <table:table-cell table:style-name="ce4" office:value-type="string" calcext:value-type="string">
            <text:p>Время специалиста на АЧ вручную за проект</text:p>
          </table:table-cell>
          <table:table-cell table:style-name="ce14" table:formula="of:=[.B8]*[.B7]" office:value-type="float" office:value="6.4" calcext:value-type="float">
            <text:p>6,4</text:p>
          </table:table-cell>
          <table:table-cell table:style-name="ce27" office:value-type="string" calcext:value-type="string">
            <text:p>час/проект</text:p>
          </table:table-cell>
          <table:table-cell table:style-name="ce32"/>
          <table:table-cell table:number-columns-repeated="1020"/>
        </table:table-row>
        <table:table-row table:style-name="ro1">
          <table:table-cell table:style-name="ce3" office:value-type="string" calcext:value-type="string">
            <text:p>Время на подготовку АЧ с инструментом</text:p>
          </table:table-cell>
          <table:table-cell table:style-name="ce15" office:value-type="float" office:value="0.3" calcext:value-type="float">
            <text:p>0,3</text:p>
          </table:table-cell>
          <table:table-cell table:style-name="ce26" office:value-type="string" calcext:value-type="string">
            <text:p>часов</text:p>
          </table:table-cell>
          <table:table-cell table:style-name="ce32"/>
          <table:table-cell table:number-columns-repeated="1020"/>
        </table:table-row>
        <table:table-row table:style-name="ro1">
          <table:table-cell table:style-name="ce3" office:value-type="string" calcext:value-type="string">
            <text:p>Время работы модуля АЧ</text:p>
          </table:table-cell>
          <table:table-cell table:style-name="ce16" table:formula="of:=10/3600" office:value-type="float" office:value="0.00277777777777778" calcext:value-type="float">
            <text:p>0,003</text:p>
          </table:table-cell>
          <table:table-cell table:style-name="ce26" office:value-type="string" calcext:value-type="string">
            <text:p>часов</text:p>
          </table:table-cell>
          <table:table-cell table:style-name="ce32"/>
          <table:table-cell table:number-columns-repeated="1020"/>
        </table:table-row>
        <table:table-row table:style-name="ro1">
          <table:table-cell table:style-name="ce4" office:value-type="string" calcext:value-type="string">
            <text:p>Время специалиста на АЧ с модулем</text:p>
          </table:table-cell>
          <table:table-cell table:style-name="ce17" table:formula="of:=[.B10]+[.B11]*[.B7]" office:value-type="float" office:value="0.322222222222222" calcext:value-type="float">
            <text:p>0,3</text:p>
          </table:table-cell>
          <table:table-cell table:style-name="ce27" office:value-type="string" calcext:value-type="string">
            <text:p>час/проект</text:p>
          </table:table-cell>
          <table:table-cell table:style-name="ce32"/>
          <table:table-cell table:number-columns-repeated="1020"/>
        </table:table-row>
        <table:table-row table:style-name="ro1">
          <table:table-cell table:style-name="ce2" office:value-type="string" calcext:value-type="string">
            <text:p>Зарплата специалиста</text:p>
          </table:table-cell>
          <table:table-cell table:style-name="ce12" table:formula="of:=80*[Sensitivity.B5]" office:value-type="float" office:value="80" calcext:value-type="float">
            <text:p>80</text:p>
          </table:table-cell>
          <table:table-cell table:style-name="ce26" office:value-type="string" calcext:value-type="string">
            <text:p>тыс. руб./мес.</text:p>
          </table:table-cell>
          <table:table-cell table:style-name="ce32"/>
          <table:table-cell table:number-columns-repeated="1020"/>
        </table:table-row>
        <table:table-row table:style-name="ro1">
          <table:table-cell table:style-name="ce2" office:value-type="string" calcext:value-type="string">
            <text:p>Количество специалистов</text:p>
          </table:table-cell>
          <table:table-cell table:style-name="ce12" office:value-type="float" office:value="2" calcext:value-type="float">
            <text:p>2</text:p>
          </table:table-cell>
          <table:table-cell table:style-name="ce26" office:value-type="string" calcext:value-type="string">
            <text:p>чел.</text:p>
          </table:table-cell>
          <table:table-cell table:style-name="ce32"/>
          <table:table-cell table:number-columns-repeated="1020"/>
        </table:table-row>
        <table:table-row table:style-name="ro1">
          <table:table-cell table:style-name="ce2" office:value-type="string" calcext:value-type="string">
            <text:p>Зарплата отдела</text:p>
          </table:table-cell>
          <table:table-cell table:style-name="ce12" table:formula="of:=[.B13]*[.B14]" office:value-type="float" office:value="160" calcext:value-type="float">
            <text:p>160</text:p>
          </table:table-cell>
          <table:table-cell table:style-name="ce26" office:value-type="string" calcext:value-type="string">
            <text:p>тыс. руб.</text:p>
          </table:table-cell>
          <table:table-cell table:style-name="ce32"/>
          <table:table-cell table:number-columns-repeated="1020"/>
        </table:table-row>
        <table:table-row table:style-name="ro1">
          <table:table-cell table:style-name="ce2"/>
          <table:table-cell table:style-name="ce12"/>
          <table:table-cell table:style-name="ce26"/>
          <table:table-cell table:style-name="ce32"/>
          <table:table-cell table:number-columns-repeated="1020"/>
        </table:table-row>
        <table:table-row table:style-name="ro1">
          <table:table-cell table:style-name="ce2" office:value-type="string" calcext:value-type="string">
            <text:p>Рабочих дней в месяц</text:p>
          </table:table-cell>
          <table:table-cell table:style-name="ce13" office:value-type="float" office:value="21" calcext:value-type="float">
            <text:p>21</text:p>
          </table:table-cell>
          <table:table-cell table:style-name="ce26" office:value-type="string" calcext:value-type="string">
            <text:p>дней</text:p>
          </table:table-cell>
          <table:table-cell table:style-name="ce32"/>
          <table:table-cell table:number-columns-repeated="1020"/>
        </table:table-row>
        <table:table-row table:style-name="ro1">
          <table:table-cell table:style-name="ce2" office:value-type="string" calcext:value-type="string">
            <text:p>Рабочих часов в месяц</text:p>
          </table:table-cell>
          <table:table-cell table:style-name="ce13" office:value-type="float" office:value="164.5" calcext:value-type="float">
            <text:p>164,5</text:p>
          </table:table-cell>
          <table:table-cell table:style-name="ce26" office:value-type="string" calcext:value-type="string">
            <text:p>часов</text:p>
          </table:table-cell>
          <table:table-cell table:style-name="ce32"/>
          <table:table-cell table:number-columns-repeated="1020"/>
        </table:table-row>
        <table:table-row table:style-name="ro2">
          <table:table-cell table:style-name="ce5" office:value-type="string" calcext:value-type="string">
            <text:p>Ставка дисконтирования</text:p>
          </table:table-cell>
          <table:table-cell table:style-name="ce18" table:formula="of:=0.15*[Sensitivity.B6]" office:value-type="percentage" office:value="0.15" calcext:value-type="percentage">
            <text:p>15%</text:p>
          </table:table-cell>
          <table:table-cell table:style-name="ce28" office:value-type="string" calcext:value-type="string">
            <text:p>(годовая)</text:p>
          </table:table-cell>
          <table:table-cell table:style-name="ce33"/>
          <table:table-cell table:number-columns-repeated="1020"/>
        </table:table-row>
        <table:table-row table:style-name="ro2">
          <table:table-cell table:number-columns-repeated="2"/>
          <table:table-cell table:style-name="ce29"/>
          <table:table-cell table:number-columns-repeated="1021"/>
        </table:table-row>
        <table:table-row table:style-name="ro3">
          <table:table-cell table:style-name="ce1" office:value-type="string" calcext:value-type="string">
            <text:p>Расчет (тыс. руб.)</text:p>
          </table:table-cell>
          <table:table-cell table:style-name="ce10" table:number-columns-repeated="12"/>
          <table:table-cell table:style-name="ce31"/>
          <table:table-cell table:number-columns-repeated="1010"/>
        </table:table-row>
        <table:table-row table:style-name="ro3">
          <table:table-cell table:style-name="ce6" office:value-type="string" calcext:value-type="string">
            <text:p>Месяц</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3" calcext:value-type="float">
            <text:p>3</text:p>
          </table:table-cell>
          <table:table-cell table:style-name="ce13" office:value-type="float" office:value="4" calcext:value-type="float">
            <text:p>4</text:p>
          </table:table-cell>
          <table:table-cell table:style-name="ce13" office:value-type="float" office:value="5" calcext:value-type="float">
            <text:p>5</text:p>
          </table:table-cell>
          <table:table-cell table:style-name="ce13" office:value-type="float" office:value="6" calcext:value-type="float">
            <text:p>6</text:p>
          </table:table-cell>
          <table:table-cell table:style-name="ce13" office:value-type="float" office:value="7" calcext:value-type="float">
            <text:p>7</text:p>
          </table:table-cell>
          <table:table-cell table:style-name="ce13" office:value-type="float" office:value="8" calcext:value-type="float">
            <text:p>8</text:p>
          </table:table-cell>
          <table:table-cell table:style-name="ce13" office:value-type="float" office:value="9" calcext:value-type="float">
            <text:p>9</text:p>
          </table:table-cell>
          <table:table-cell table:style-name="ce13" office:value-type="float" office:value="10" calcext:value-type="float">
            <text:p>10</text:p>
          </table:table-cell>
          <table:table-cell table:style-name="ce13" office:value-type="float" office:value="11" calcext:value-type="float">
            <text:p>11</text:p>
          </table:table-cell>
          <table:table-cell table:style-name="ce32" office:value-type="float" office:value="12" calcext:value-type="float">
            <text:p>12</text:p>
          </table:table-cell>
          <table:table-cell table:number-columns-repeated="1010"/>
        </table:table-row>
        <table:table-row table:style-name="ro3">
          <table:table-cell table:style-name="ce6" office:value-type="string" calcext:value-type="string">
            <text:p>Инвестиции</text:p>
          </table:table-cell>
          <table:table-cell table:style-name="ce19" table:formula="of:=[.B3]" office:value-type="float" office:value="119.907598784195" calcext:value-type="float">
            <text:p>119,91</text:p>
          </table:table-cell>
          <table:table-cell table:style-name="ce14" table:number-columns-repeated="3"/>
          <table:table-cell table:style-name="ce13" table:number-columns-repeated="8"/>
          <table:table-cell table:style-name="ce32"/>
          <table:table-cell table:number-columns-repeated="1010"/>
        </table:table-row>
        <table:table-row table:style-name="ro3">
          <table:table-cell table:style-name="ce6" office:value-type="string" calcext:value-type="string">
            <text:p>Затраты на обучение</text:p>
          </table:table-cell>
          <table:table-cell table:style-name="ce14"/>
          <table:table-cell table:style-name="ce14" table:formula="of:=[.B15]/[.B17]*[.B4]" office:value-type="float" office:value="7.61904761904762" calcext:value-type="float">
            <text:p>7,6</text:p>
          </table:table-cell>
          <table:table-cell table:style-name="ce14" table:number-columns-repeated="2"/>
          <table:table-cell table:style-name="ce13" table:number-columns-repeated="8"/>
          <table:table-cell table:style-name="ce32"/>
          <table:table-cell table:number-columns-repeated="1010"/>
        </table:table-row>
        <table:table-row table:style-name="ro3">
          <table:table-cell table:style-name="ce6" office:value-type="string" calcext:value-type="string">
            <text:p>Доходы (экономия)</text:p>
          </table:table-cell>
          <table:table-cell table:style-name="ce14"/>
          <table:table-cell table:style-name="ce14" table:formula="of:=[.C26]-[.C27]" office:value-type="float" office:value="17.7345491388045" calcext:value-type="float">
            <text:p>17,7</text:p>
          </table:table-cell>
          <table:table-cell table:style-name="ce14" table:formula="of:=[.D26]-[.D27]" office:value-type="float" office:value="17.7345491388045" calcext:value-type="float">
            <text:p>17,7</text:p>
          </table:table-cell>
          <table:table-cell table:style-name="ce14" table:formula="of:=[.E26]-[.E27]" office:value-type="float" office:value="17.7345491388045" calcext:value-type="float">
            <text:p>17,7</text:p>
          </table:table-cell>
          <table:table-cell table:style-name="ce14" table:formula="of:=[.F26]-[.F27]" office:value-type="float" office:value="17.7345491388045" calcext:value-type="float">
            <text:p>17,7</text:p>
          </table:table-cell>
          <table:table-cell table:style-name="ce14" table:formula="of:=[.G26]-[.G27]" office:value-type="float" office:value="17.7345491388045" calcext:value-type="float">
            <text:p>17,7</text:p>
          </table:table-cell>
          <table:table-cell table:style-name="ce14" table:formula="of:=[.H26]-[.H27]" office:value-type="float" office:value="17.7345491388045" calcext:value-type="float">
            <text:p>17,7</text:p>
          </table:table-cell>
          <table:table-cell table:style-name="ce14" table:formula="of:=[.I26]-[.I27]" office:value-type="float" office:value="17.7345491388045" calcext:value-type="float">
            <text:p>17,7</text:p>
          </table:table-cell>
          <table:table-cell table:style-name="ce14" table:formula="of:=[.J26]-[.J27]" office:value-type="float" office:value="17.7345491388045" calcext:value-type="float">
            <text:p>17,7</text:p>
          </table:table-cell>
          <table:table-cell table:style-name="ce14" table:formula="of:=[.K26]-[.K27]" office:value-type="float" office:value="17.7345491388045" calcext:value-type="float">
            <text:p>17,7</text:p>
          </table:table-cell>
          <table:table-cell table:style-name="ce14" table:formula="of:=[.L26]-[.L27]" office:value-type="float" office:value="17.7345491388045" calcext:value-type="float">
            <text:p>17,7</text:p>
          </table:table-cell>
          <table:table-cell table:style-name="ce14" table:formula="of:=[.M26]-[.M27]" office:value-type="float" office:value="17.7345491388045" calcext:value-type="float">
            <text:p>17,7</text:p>
          </table:table-cell>
          <table:table-cell table:style-name="ce35" table:formula="of:=[.N26]-[.N27]" office:value-type="float" office:value="17.7345491388045" calcext:value-type="float">
            <text:p>17,7</text:p>
          </table:table-cell>
          <table:table-cell table:number-columns-repeated="1010"/>
        </table:table-row>
        <table:table-row table:style-name="ro1">
          <table:table-cell table:style-name="ce7" office:value-type="string" calcext:value-type="string">
            <text:p>Затраты при ручной работе</text:p>
          </table:table-cell>
          <table:table-cell table:style-name="ce20"/>
          <table:table-cell table:style-name="ce20" table:formula="of:=[.$B$9]*[.$B$6]*[.$B$15]/[.$B$18]" office:value-type="float" office:value="18.6747720364742" calcext:value-type="float">
            <text:p>18,7</text:p>
          </table:table-cell>
          <table:table-cell table:style-name="ce20" table:formula="of:=[.$B$9]*[.$B$6]*[.$B$15]/[.$B$18]" office:value-type="float" office:value="18.6747720364742" calcext:value-type="float">
            <text:p>18,7</text:p>
          </table:table-cell>
          <table:table-cell table:style-name="ce20" table:formula="of:=[.$B$9]*[.$B$6]*[.$B$15]/[.$B$18]" office:value-type="float" office:value="18.6747720364742" calcext:value-type="float">
            <text:p>18,7</text:p>
          </table:table-cell>
          <table:table-cell table:style-name="ce20" table:formula="of:=[.$B$9]*[.$B$6]*[.$B$15]/[.$B$18]" office:value-type="float" office:value="18.6747720364742" calcext:value-type="float">
            <text:p>18,7</text:p>
          </table:table-cell>
          <table:table-cell table:style-name="ce20" table:formula="of:=[.$B$9]*[.$B$6]*[.$B$15]/[.$B$18]" office:value-type="float" office:value="18.6747720364742" calcext:value-type="float">
            <text:p>18,7</text:p>
          </table:table-cell>
          <table:table-cell table:style-name="ce20" table:formula="of:=[.$B$9]*[.$B$6]*[.$B$15]/[.$B$18]" office:value-type="float" office:value="18.6747720364742" calcext:value-type="float">
            <text:p>18,7</text:p>
          </table:table-cell>
          <table:table-cell table:style-name="ce20" table:formula="of:=[.$B$9]*[.$B$6]*[.$B$15]/[.$B$18]" office:value-type="float" office:value="18.6747720364742" calcext:value-type="float">
            <text:p>18,7</text:p>
          </table:table-cell>
          <table:table-cell table:style-name="ce20" table:formula="of:=[.$B$9]*[.$B$6]*[.$B$15]/[.$B$18]" office:value-type="float" office:value="18.6747720364742" calcext:value-type="float">
            <text:p>18,7</text:p>
          </table:table-cell>
          <table:table-cell table:style-name="ce20" table:formula="of:=[.$B$9]*[.$B$6]*[.$B$15]/[.$B$18]" office:value-type="float" office:value="18.6747720364742" calcext:value-type="float">
            <text:p>18,7</text:p>
          </table:table-cell>
          <table:table-cell table:style-name="ce20" table:formula="of:=[.$B$9]*[.$B$6]*[.$B$15]/[.$B$18]" office:value-type="float" office:value="18.6747720364742" calcext:value-type="float">
            <text:p>18,7</text:p>
          </table:table-cell>
          <table:table-cell table:style-name="ce20" table:formula="of:=[.$B$9]*[.$B$6]*[.$B$15]/[.$B$18]" office:value-type="float" office:value="18.6747720364742" calcext:value-type="float">
            <text:p>18,7</text:p>
          </table:table-cell>
          <table:table-cell table:style-name="ce36" table:formula="of:=[.$B$9]*[.$B$6]*[.$B$15]/[.$B$18]" office:value-type="float" office:value="18.6747720364742" calcext:value-type="float">
            <text:p>18,7</text:p>
          </table:table-cell>
          <table:table-cell table:style-name="ce38" table:number-columns-repeated="1010"/>
        </table:table-row>
        <table:table-row table:style-name="ro1">
          <table:table-cell table:style-name="ce7" office:value-type="string" calcext:value-type="string">
            <text:p>Затраты при работе с инструментом</text:p>
          </table:table-cell>
          <table:table-cell table:style-name="ce20"/>
          <table:table-cell table:style-name="ce20" table:formula="of:=[.$B$12]*[.$B$6]*[.$B$15]/[.$B$18]" office:value-type="float" office:value="0.940222897669706" calcext:value-type="float">
            <text:p>0,9</text:p>
          </table:table-cell>
          <table:table-cell table:style-name="ce20" table:formula="of:=[.$B$12]*[.$B$6]*[.$B$15]/[.$B$18]" office:value-type="float" office:value="0.940222897669706" calcext:value-type="float">
            <text:p>0,9</text:p>
          </table:table-cell>
          <table:table-cell table:style-name="ce20" table:formula="of:=[.$B$12]*[.$B$6]*[.$B$15]/[.$B$18]" office:value-type="float" office:value="0.940222897669706" calcext:value-type="float">
            <text:p>0,9</text:p>
          </table:table-cell>
          <table:table-cell table:style-name="ce20" table:formula="of:=[.$B$12]*[.$B$6]*[.$B$15]/[.$B$18]" office:value-type="float" office:value="0.940222897669706" calcext:value-type="float">
            <text:p>0,9</text:p>
          </table:table-cell>
          <table:table-cell table:style-name="ce20" table:formula="of:=[.$B$12]*[.$B$6]*[.$B$15]/[.$B$18]" office:value-type="float" office:value="0.940222897669706" calcext:value-type="float">
            <text:p>0,9</text:p>
          </table:table-cell>
          <table:table-cell table:style-name="ce20" table:formula="of:=[.$B$12]*[.$B$6]*[.$B$15]/[.$B$18]" office:value-type="float" office:value="0.940222897669706" calcext:value-type="float">
            <text:p>0,9</text:p>
          </table:table-cell>
          <table:table-cell table:style-name="ce20" table:formula="of:=[.$B$12]*[.$B$6]*[.$B$15]/[.$B$18]" office:value-type="float" office:value="0.940222897669706" calcext:value-type="float">
            <text:p>0,9</text:p>
          </table:table-cell>
          <table:table-cell table:style-name="ce20" table:formula="of:=[.$B$12]*[.$B$6]*[.$B$15]/[.$B$18]" office:value-type="float" office:value="0.940222897669706" calcext:value-type="float">
            <text:p>0,9</text:p>
          </table:table-cell>
          <table:table-cell table:style-name="ce20" table:formula="of:=[.$B$12]*[.$B$6]*[.$B$15]/[.$B$18]" office:value-type="float" office:value="0.940222897669706" calcext:value-type="float">
            <text:p>0,9</text:p>
          </table:table-cell>
          <table:table-cell table:style-name="ce20" table:formula="of:=[.$B$12]*[.$B$6]*[.$B$15]/[.$B$18]" office:value-type="float" office:value="0.940222897669706" calcext:value-type="float">
            <text:p>0,9</text:p>
          </table:table-cell>
          <table:table-cell table:style-name="ce20" table:formula="of:=[.$B$12]*[.$B$6]*[.$B$15]/[.$B$18]" office:value-type="float" office:value="0.940222897669706" calcext:value-type="float">
            <text:p>0,9</text:p>
          </table:table-cell>
          <table:table-cell table:style-name="ce36" table:formula="of:=[.$B$12]*[.$B$6]*[.$B$15]/[.$B$18]" office:value-type="float" office:value="0.940222897669706" calcext:value-type="float">
            <text:p>0,9</text:p>
          </table:table-cell>
          <table:table-cell table:style-name="ce38" table:number-columns-repeated="1010"/>
        </table:table-row>
        <table:table-row table:style-name="ro3">
          <table:table-cell table:style-name="ce6" office:value-type="string" calcext:value-type="string">
            <text:p>Денежный поток (ДП)</text:p>
          </table:table-cell>
          <table:table-cell table:style-name="ce14" table:formula="of:=-[.B23]-[.B24]+[.B25]" office:value-type="float" office:value="-119.907598784195" calcext:value-type="float">
            <text:p>-119,9</text:p>
          </table:table-cell>
          <table:table-cell table:style-name="ce14" table:formula="of:=-[.C23]-[.C24]+[.C25]" office:value-type="float" office:value="10.1155015197568" calcext:value-type="float">
            <text:p>10,1</text:p>
          </table:table-cell>
          <table:table-cell table:style-name="ce14" table:formula="of:=-[.D23]-[.D24]+[.D25]" office:value-type="float" office:value="17.7345491388045" calcext:value-type="float">
            <text:p>17,7</text:p>
          </table:table-cell>
          <table:table-cell table:style-name="ce14" table:formula="of:=-[.E23]-[.E24]+[.E25]" office:value-type="float" office:value="17.7345491388045" calcext:value-type="float">
            <text:p>17,7</text:p>
          </table:table-cell>
          <table:table-cell table:style-name="ce14" table:formula="of:=-[.F23]-[.F24]+[.F25]" office:value-type="float" office:value="17.7345491388045" calcext:value-type="float">
            <text:p>17,7</text:p>
          </table:table-cell>
          <table:table-cell table:style-name="ce14" table:formula="of:=-[.G23]-[.G24]+[.G25]" office:value-type="float" office:value="17.7345491388045" calcext:value-type="float">
            <text:p>17,7</text:p>
          </table:table-cell>
          <table:table-cell table:style-name="ce14" table:formula="of:=-[.H23]-[.H24]+[.H25]" office:value-type="float" office:value="17.7345491388045" calcext:value-type="float">
            <text:p>17,7</text:p>
          </table:table-cell>
          <table:table-cell table:style-name="ce14" table:formula="of:=-[.I23]-[.I24]+[.I25]" office:value-type="float" office:value="17.7345491388045" calcext:value-type="float">
            <text:p>17,7</text:p>
          </table:table-cell>
          <table:table-cell table:style-name="ce14" table:formula="of:=-[.J23]-[.J24]+[.J25]" office:value-type="float" office:value="17.7345491388045" calcext:value-type="float">
            <text:p>17,7</text:p>
          </table:table-cell>
          <table:table-cell table:style-name="ce14" table:formula="of:=-[.K23]-[.K24]+[.K25]" office:value-type="float" office:value="17.7345491388045" calcext:value-type="float">
            <text:p>17,7</text:p>
          </table:table-cell>
          <table:table-cell table:style-name="ce14" table:formula="of:=-[.L23]-[.L24]+[.L25]" office:value-type="float" office:value="17.7345491388045" calcext:value-type="float">
            <text:p>17,7</text:p>
          </table:table-cell>
          <table:table-cell table:style-name="ce14" table:formula="of:=-[.M23]-[.M24]+[.M25]" office:value-type="float" office:value="17.7345491388045" calcext:value-type="float">
            <text:p>17,7</text:p>
          </table:table-cell>
          <table:table-cell table:style-name="ce35" table:formula="of:=-[.N23]-[.N24]+[.N25]" office:value-type="float" office:value="17.7345491388045" calcext:value-type="float">
            <text:p>17,7</text:p>
          </table:table-cell>
          <table:table-cell table:number-columns-repeated="1010"/>
        </table:table-row>
        <table:table-row table:style-name="ro1">
          <table:table-cell table:style-name="ce6" office:value-type="string" calcext:value-type="string">
            <text:p>Дисконтированный ДП (ДДП)</text:p>
          </table:table-cell>
          <table:table-cell table:style-name="ce14" table:formula="of:=[.B28]/(1+[.$B$19]/12)^[.B22]" office:value-type="float" office:value="-119.907598784195" calcext:value-type="float">
            <text:p>-119,9</text:p>
          </table:table-cell>
          <table:table-cell table:style-name="ce14" table:formula="of:=[.C28]/(1+[.$B$19]/12)^[.C22]" office:value-type="float" office:value="9.99061878494503" calcext:value-type="float">
            <text:p>10,0</text:p>
          </table:table-cell>
          <table:table-cell table:style-name="ce14" table:formula="of:=[.D28]/(1+[.$B$19]/12)^[.D22]" office:value-type="float" office:value="17.2993620619339" calcext:value-type="float">
            <text:p>17,3</text:p>
          </table:table-cell>
          <table:table-cell table:style-name="ce14" table:formula="of:=[.E28]/(1+[.$B$19]/12)^[.E22]" office:value-type="float" office:value="17.085789690799" calcext:value-type="float">
            <text:p>17,1</text:p>
          </table:table-cell>
          <table:table-cell table:style-name="ce14" table:formula="of:=[.F28]/(1+[.$B$19]/12)^[.F22]" office:value-type="float" office:value="16.8748540156039" calcext:value-type="float">
            <text:p>16,9</text:p>
          </table:table-cell>
          <table:table-cell table:style-name="ce14" table:formula="of:=[.G28]/(1+[.$B$19]/12)^[.G22]" office:value-type="float" office:value="16.6665224845471" calcext:value-type="float">
            <text:p>16,7</text:p>
          </table:table-cell>
          <table:table-cell table:style-name="ce14" table:formula="of:=[.H28]/(1+[.$B$19]/12)^[.H22]" office:value-type="float" office:value="16.4607629477008" calcext:value-type="float">
            <text:p>16,5</text:p>
          </table:table-cell>
          <table:table-cell table:style-name="ce14" table:formula="of:=[.I28]/(1+[.$B$19]/12)^[.I22]" office:value-type="float" office:value="16.2575436520502" calcext:value-type="float">
            <text:p>16,3</text:p>
          </table:table-cell>
          <table:table-cell table:style-name="ce14" table:formula="of:=[.J28]/(1+[.$B$19]/12)^[.J22]" office:value-type="float" office:value="16.0568332365928" calcext:value-type="float">
            <text:p>16,1</text:p>
          </table:table-cell>
          <table:table-cell table:style-name="ce14" table:formula="of:=[.K28]/(1+[.$B$19]/12)^[.K22]" office:value-type="float" office:value="15.858600727499" calcext:value-type="float">
            <text:p>15,9</text:p>
          </table:table-cell>
          <table:table-cell table:style-name="ce14" table:formula="of:=[.L28]/(1+[.$B$19]/12)^[.L22]" office:value-type="float" office:value="15.6628155333324" calcext:value-type="float">
            <text:p>15,7</text:p>
          </table:table-cell>
          <table:table-cell table:style-name="ce14" table:formula="of:=[.M28]/(1+[.$B$19]/12)^[.M22]" office:value-type="float" office:value="15.4694474403283" calcext:value-type="float">
            <text:p>15,5</text:p>
          </table:table-cell>
          <table:table-cell table:style-name="ce35" table:formula="of:=[.N28]/(1+[.$B$19]/12)^[.N22]" office:value-type="float" office:value="15.2784666077316" calcext:value-type="float">
            <text:p>15,3</text:p>
          </table:table-cell>
          <table:table-cell/>
          <table:table-cell table:style-name="ce39"/>
          <table:table-cell table:number-columns-repeated="1008"/>
        </table:table-row>
        <table:table-row table:style-name="ro2">
          <table:table-cell table:style-name="ce6" office:value-type="string" calcext:value-type="string">
            <text:p>Накопленный ДДП</text:p>
          </table:table-cell>
          <table:table-cell table:style-name="ce14" table:formula="of:=SUM([.$B$29:.B29])" office:value-type="float" office:value="-119.907598784195" calcext:value-type="float">
            <text:p>-119,9</text:p>
          </table:table-cell>
          <table:table-cell table:style-name="ce14" table:formula="of:=SUM([.$B$29:.C29])" office:value-type="float" office:value="-109.91697999925" calcext:value-type="float">
            <text:p>-109,9</text:p>
          </table:table-cell>
          <table:table-cell table:style-name="ce14" table:formula="of:=SUM([.$B$29:.D29])" office:value-type="float" office:value="-92.6176179373156" calcext:value-type="float">
            <text:p>-92,6</text:p>
          </table:table-cell>
          <table:table-cell table:style-name="ce14" table:formula="of:=SUM([.$B$29:.E29])" office:value-type="float" office:value="-75.5318282465166" calcext:value-type="float">
            <text:p>-75,5</text:p>
          </table:table-cell>
          <table:table-cell table:style-name="ce14" table:formula="of:=SUM([.$B$29:.F29])" office:value-type="float" office:value="-58.6569742309127" calcext:value-type="float">
            <text:p>-58,7</text:p>
          </table:table-cell>
          <table:table-cell table:style-name="ce14" table:formula="of:=SUM([.$B$29:.G29])" office:value-type="float" office:value="-41.9904517463657" calcext:value-type="float">
            <text:p>-42,0</text:p>
          </table:table-cell>
          <table:table-cell table:style-name="ce14" table:formula="of:=SUM([.$B$29:.H29])" office:value-type="float" office:value="-25.5296887986649" calcext:value-type="float">
            <text:p>-25,5</text:p>
          </table:table-cell>
          <table:table-cell table:style-name="ce14" table:formula="of:=SUM([.$B$29:.I29])" office:value-type="float" office:value="-9.27214514661469" calcext:value-type="float">
            <text:p>-9,3</text:p>
          </table:table-cell>
          <table:table-cell table:style-name="ce14" table:formula="of:=SUM([.$B$29:.J29])" office:value-type="float" office:value="6.78468808997808" calcext:value-type="float">
            <text:p>6,8</text:p>
          </table:table-cell>
          <table:table-cell table:style-name="ce14" table:formula="of:=SUM([.$B$29:.K29])" office:value-type="float" office:value="22.6432888174771" calcext:value-type="float">
            <text:p>22,6</text:p>
          </table:table-cell>
          <table:table-cell table:style-name="ce14" table:formula="of:=SUM([.$B$29:.L29])" office:value-type="float" office:value="38.3061043508095" calcext:value-type="float">
            <text:p>38,3</text:p>
          </table:table-cell>
          <table:table-cell table:style-name="ce14" table:formula="of:=SUM([.$B$29:.M29])" office:value-type="float" office:value="53.7755517911378" calcext:value-type="float">
            <text:p>53,8</text:p>
          </table:table-cell>
          <table:table-cell table:style-name="ce35" table:formula="of:=SUM([.$B$29:.N29])" office:value-type="float" office:value="69.0540183988694" calcext:value-type="float">
            <text:p>69,1</text:p>
          </table:table-cell>
          <table:table-cell table:number-columns-repeated="1010"/>
        </table:table-row>
        <table:table-row table:style-name="ro1">
          <table:table-cell table:style-name="ce1" office:value-type="string" calcext:value-type="string">
            <text:p>Чистая приведенная стоимость</text:p>
          </table:table-cell>
          <table:table-cell table:style-name="ce21" table:formula="of:=[.N30]" office:value-type="float" office:value="69.0540183988694" calcext:value-type="float">
            <text:p>69,1</text:p>
          </table:table-cell>
          <table:table-cell table:style-name="ce14" table:number-columns-repeated="3"/>
          <table:table-cell table:style-name="ce13" table:number-columns-repeated="8"/>
          <table:table-cell table:style-name="ce32"/>
          <table:table-cell table:number-columns-repeated="1010"/>
        </table:table-row>
        <table:table-row table:style-name="ro1">
          <table:table-cell table:style-name="ce4" office:value-type="string" calcext:value-type="string">
            <text:p>Внутренняя норма доходности (годовая)</text:p>
          </table:table-cell>
          <table:table-cell table:style-name="ce22" table:formula="of:=IRR([.B28:.N28])*12" office:value-type="percentage" office:value="1.08179508050098" calcext:value-type="percentage">
            <text:p>108%</text:p>
          </table:table-cell>
          <table:table-cell table:style-name="ce13" table:number-columns-repeated="11"/>
          <table:table-cell table:style-name="ce32"/>
          <table:table-cell table:number-columns-repeated="1010"/>
        </table:table-row>
        <table:table-row table:style-name="ro1">
          <table:table-cell table:style-name="ce4" office:value-type="string" calcext:value-type="string">
            <text:p>Диск. период окупаемости (мес.)</text:p>
          </table:table-cell>
          <table:table-cell table:style-name="ce23" table:formula="of:=COUNTIF([.C30:.N30];&quot;&lt;0&quot;)+INDEX([.C35:.N35];;COUNTIF([.C30:.N30];&quot;&lt;0&quot;)+1)" office:value-type="float" office:value="7.57745789658473" calcext:value-type="float">
            <text:p>7,6</text:p>
          </table:table-cell>
          <table:table-cell table:style-name="ce13" table:number-columns-repeated="11"/>
          <table:table-cell table:style-name="ce32"/>
          <table:table-cell table:number-columns-repeated="1010"/>
        </table:table-row>
        <table:table-row table:style-name="ro1">
          <table:table-cell table:style-name="ce8" office:value-type="string" calcext:value-type="string">
            <text:p>Рентабельность инвестицый</text:p>
          </table:table-cell>
          <table:table-cell table:style-name="ce24" table:formula="of:=SUM([.C29:.N29])/([.B23]*1)" office:value-type="percentage" office:value="1.57589359722857" calcext:value-type="percentage">
            <text:p>158%</text:p>
          </table:table-cell>
          <table:table-cell table:style-name="ce13" table:number-columns-repeated="11"/>
          <table:table-cell table:style-name="ce32"/>
          <table:table-cell table:number-columns-repeated="1010"/>
        </table:table-row>
        <table:table-row table:style-name="ro2">
          <table:table-cell table:style-name="ce9" office:value-type="string" calcext:value-type="string">
            <text:p>Расчет доли для периода окупаемости</text:p>
          </table:table-cell>
          <table:table-cell table:style-name="ce25"/>
          <table:table-cell table:style-name="ce30" table:formula="of:=IF([.C30]&lt;0;&quot;&quot;;ABS([.B30])/[.C29])">
            <text:p/>
          </table:table-cell>
          <table:table-cell table:style-name="ce30" table:formula="of:=IF([.D30]&lt;0;&quot;&quot;;ABS([.C30])/[.D29])">
            <text:p/>
          </table:table-cell>
          <table:table-cell table:style-name="ce34" table:formula="of:=IF([.E30]&lt;0;&quot;&quot;;ABS([.D30])/[.E29])">
            <text:p/>
          </table:table-cell>
          <table:table-cell table:style-name="ce34" table:formula="of:=IF([.F30]&lt;0;&quot;&quot;;ABS([.E30])/[.F29])">
            <text:p/>
          </table:table-cell>
          <table:table-cell table:style-name="ce34" table:formula="of:=IF([.G30]&lt;0;&quot;&quot;;ABS([.F30])/[.G29])">
            <text:p/>
          </table:table-cell>
          <table:table-cell table:style-name="ce34" table:formula="of:=IF([.H30]&lt;0;&quot;&quot;;ABS([.G30])/[.H29])">
            <text:p/>
          </table:table-cell>
          <table:table-cell table:style-name="ce34" table:formula="of:=IF([.I30]&lt;0;&quot;&quot;;ABS([.H30])/[.I29])">
            <text:p/>
          </table:table-cell>
          <table:table-cell table:style-name="ce34" table:formula="of:=IF([.J30]&lt;0;&quot;&quot;;ABS([.I30])/[.J29])" office:value-type="float" office:value="0.577457896584733" calcext:value-type="float">
            <text:p>0,58</text:p>
          </table:table-cell>
          <table:table-cell table:style-name="ce34" table:formula="of:=IF([.K30]&lt;0;&quot;&quot;;ABS([.J30])/[.K29])" office:value-type="float" office:value="0.427823879707958" calcext:value-type="float">
            <text:p>0,43</text:p>
          </table:table-cell>
          <table:table-cell table:style-name="ce34" table:formula="of:=IF([.L30]&lt;0;&quot;&quot;;ABS([.K30])/[.L29])" office:value-type="float" office:value="1.44567167820431" calcext:value-type="float">
            <text:p>1,45</text:p>
          </table:table-cell>
          <table:table-cell table:style-name="ce34" table:formula="of:=IF([.M30]&lt;0;&quot;&quot;;ABS([.L30])/[.M29])" office:value-type="float" office:value="2.47624257418186" calcext:value-type="float">
            <text:p>2,48</text:p>
          </table:table-cell>
          <table:table-cell table:style-name="ce37" table:formula="of:=IF([.N30]&lt;0;&quot;&quot;;ABS([.M30])/[.N29])" office:value-type="float" office:value="3.51969560635913" calcext:value-type="float">
            <text:p>3,52</text:p>
          </table:table-cell>
          <table:table-cell table:number-columns-repeated="1010"/>
        </table:table-row>
        <table:table-row table:style-name="ro3" table:number-rows-repeated="1048538">
          <table:table-cell table:number-columns-repeated="1024"/>
        </table:table-row>
        <table:table-row table:style-name="ro3">
          <table:table-cell table:number-columns-repeated="1024"/>
        </table:table-row>
      </table:table>
      <table:table table:name="NPV" table:style-name="ta2">
        <office:forms form:automatic-focus="false" form:apply-design-mode="false"/>
        <table:shapes>
          <draw:frame draw:z-index="0" draw:style-name="gr1" draw:text-style-name="P1" svg:width="199.99mm" svg:height="89.99mm" svg:x="10mm" svg:y="40mm">
            <loext:p draw:notify-on-update-of-ranges="NPV.A2:NPV.A2 NPV.B2:NPV.L2 NPV.A3:NPV.A3 NPV.B3:NPV.L3 NPV.A4:NPV.A4 NPV.B4:NPV.L4 NPV.A5:NPV.A5 NPV.B5:NPV.L5 NPV.A6:NPV.A6 NPV.B6:NPV.L6 NPV.A7:NPV.A7 NPV.B7:NPV.L7"/>
            <draw:object xlink:href="./Chart1" xlink:type="simple" xlink:show="embed" xlink:actuate="onLoad"/>
            <draw:image xlink:href="./ObjectReplacements/Chart1" xlink:type="simple" xlink:show="embed" xlink:actuate="onLoad"/>
          </draw:frame>
        </table:shapes>
        <table:table-column table:style-name="co9" table:default-cell-style-name="Default"/>
        <table:table-column table:style-name="co9" table:number-columns-repeated="11" table:default-cell-style-name="ce42"/>
        <table:table-row table:style-name="ro1">
          <table:table-cell table:style-name="ce40" office:value-type="string" calcext:value-type="string" table:number-columns-spanned="12" table:number-rows-spanned="1">
            <text:p>NPV</text:p>
          </table:table-cell>
          <table:covered-table-cell table:number-columns-repeated="11" table:style-name="Default"/>
        </table:table-row>
        <table:table-row table:style-name="ro1">
          <table:table-cell/>
          <table:table-cell table:style-name="ce41" office:value-type="percentage" office:value="-0.5" calcext:value-type="percentage">
            <text:p>-50%</text:p>
          </table:table-cell>
          <table:table-cell table:style-name="ce41" office:value-type="percentage" office:value="-0.4" calcext:value-type="percentage">
            <text:p>-40%</text:p>
          </table:table-cell>
          <table:table-cell table:style-name="ce41" office:value-type="percentage" office:value="-0.3" calcext:value-type="percentage">
            <text:p>-30%</text:p>
          </table:table-cell>
          <table:table-cell table:style-name="ce41" office:value-type="percentage" office:value="-0.2" calcext:value-type="percentage">
            <text:p>-20%</text:p>
          </table:table-cell>
          <table:table-cell table:style-name="ce41" office:value-type="percentage" office:value="-0.1" calcext:value-type="percentage">
            <text:p>-10%</text:p>
          </table:table-cell>
          <table:table-cell table:style-name="ce41" office:value-type="percentage" office:value="0" calcext:value-type="percentage">
            <text:p>0%</text:p>
          </table:table-cell>
          <table:table-cell table:style-name="ce41" office:value-type="percentage" office:value="0.1" calcext:value-type="percentage">
            <text:p>10%</text:p>
          </table:table-cell>
          <table:table-cell table:style-name="ce41" office:value-type="percentage" office:value="0.2" calcext:value-type="percentage">
            <text:p>20%</text:p>
          </table:table-cell>
          <table:table-cell table:style-name="ce41" office:value-type="percentage" office:value="0.3" calcext:value-type="percentage">
            <text:p>30%</text:p>
          </table:table-cell>
          <table:table-cell table:style-name="ce41" office:value-type="percentage" office:value="0.4" calcext:value-type="percentage">
            <text:p>40%</text:p>
          </table:table-cell>
          <table:table-cell table:style-name="ce41" office:value-type="percentage" office:value="0.5" calcext:value-type="percentage">
            <text:p>50%</text:p>
          </table:table-cell>
        </table:table-row>
        <table:table-row table:style-name="ro1">
          <table:table-cell office:value-type="string" calcext:value-type="string">
            <text:p>Стоимость разработки</text:p>
          </table:table-cell>
          <table:table-cell office:value-type="float" office:value="129.007817790967" calcext:value-type="float">
            <text:p>129,0</text:p>
          </table:table-cell>
          <table:table-cell office:value-type="float" office:value="117.017057912547" calcext:value-type="float">
            <text:p>117,0</text:p>
          </table:table-cell>
          <table:table-cell office:value-type="float" office:value="105.026298034128" calcext:value-type="float">
            <text:p>105,0</text:p>
          </table:table-cell>
          <table:table-cell office:value-type="float" office:value="93.0355381557083" calcext:value-type="float">
            <text:p>93,0</text:p>
          </table:table-cell>
          <table:table-cell office:value-type="float" office:value="81.0447782772889" calcext:value-type="float">
            <text:p>81,0</text:p>
          </table:table-cell>
          <table:table-cell table:formula="of:=[$'Cash flow'.$B$31]" office:value-type="float" office:value="69.0540183988694" calcext:value-type="float">
            <text:p>69,1</text:p>
          </table:table-cell>
          <table:table-cell office:value-type="float" office:value="57.06325852045" calcext:value-type="float">
            <text:p>57,1</text:p>
          </table:table-cell>
          <table:table-cell office:value-type="float" office:value="45.0724986420305" calcext:value-type="float">
            <text:p>45,1</text:p>
          </table:table-cell>
          <table:table-cell office:value-type="float" office:value="33.0817387636111" calcext:value-type="float">
            <text:p>33,1</text:p>
          </table:table-cell>
          <table:table-cell office:value-type="float" office:value="21.0909788851916" calcext:value-type="float">
            <text:p>21,1</text:p>
          </table:table-cell>
          <table:table-cell office:value-type="float" office:value="9.10021900677214" calcext:value-type="float">
            <text:p>9,1</text:p>
          </table:table-cell>
        </table:table-row>
        <table:table-row table:style-name="ro1">
          <table:table-cell office:value-type="string" calcext:value-type="string">
            <text:p>Количество проектов</text:p>
          </table:table-cell>
          <table:table-cell office:value-type="float" office:value="-29.1892828440441" calcext:value-type="float">
            <text:p>-29,2</text:p>
          </table:table-cell>
          <table:table-cell office:value-type="float" office:value="-9.54062259546144" calcext:value-type="float">
            <text:p>-9,5</text:p>
          </table:table-cell>
          <table:table-cell office:value-type="float" office:value="10.1080376531212" calcext:value-type="float">
            <text:p>10,1</text:p>
          </table:table-cell>
          <table:table-cell office:value-type="float" office:value="29.7566979017039" calcext:value-type="float">
            <text:p>29,8</text:p>
          </table:table-cell>
          <table:table-cell office:value-type="float" office:value="49.4053581502867" calcext:value-type="float">
            <text:p>49,4</text:p>
          </table:table-cell>
          <table:table-cell table:formula="of:=[$'Cash flow'.$B$31]" office:value-type="float" office:value="69.0540183988694" calcext:value-type="float">
            <text:p>69,1</text:p>
          </table:table-cell>
          <table:table-cell office:value-type="float" office:value="88.702678647452" calcext:value-type="float">
            <text:p>88,7</text:p>
          </table:table-cell>
          <table:table-cell office:value-type="float" office:value="108.351338896035" calcext:value-type="float">
            <text:p>108,4</text:p>
          </table:table-cell>
          <table:table-cell office:value-type="float" office:value="127.999999144618" calcext:value-type="float">
            <text:p>128,0</text:p>
          </table:table-cell>
          <table:table-cell office:value-type="float" office:value="147.6486593932" calcext:value-type="float">
            <text:p>147,6</text:p>
          </table:table-cell>
          <table:table-cell office:value-type="float" office:value="167.297319641783" calcext:value-type="float">
            <text:p>167,3</text:p>
          </table:table-cell>
        </table:table-row>
        <table:table-row table:style-name="ro1">
          <table:table-cell office:value-type="string" calcext:value-type="string">
            <text:p>Количество пересчетов</text:p>
          </table:table-cell>
          <table:table-cell office:value-type="float" office:value="-34.0385865617017" calcext:value-type="float">
            <text:p>-34,0</text:p>
          </table:table-cell>
          <table:table-cell office:value-type="float" office:value="-13.4200655695875" calcext:value-type="float">
            <text:p>-13,4</text:p>
          </table:table-cell>
          <table:table-cell office:value-type="float" office:value="7.19845542252673" calcext:value-type="float">
            <text:p>7,2</text:p>
          </table:table-cell>
          <table:table-cell office:value-type="float" office:value="27.8169764146409" calcext:value-type="float">
            <text:p>27,8</text:p>
          </table:table-cell>
          <table:table-cell office:value-type="float" office:value="48.4354974067551" calcext:value-type="float">
            <text:p>48,4</text:p>
          </table:table-cell>
          <table:table-cell table:formula="of:=[$'Cash flow'.$B$31]" office:value-type="float" office:value="69.0540183988694" calcext:value-type="float">
            <text:p>69,1</text:p>
          </table:table-cell>
          <table:table-cell office:value-type="float" office:value="89.6725393909836" calcext:value-type="float">
            <text:p>89,7</text:p>
          </table:table-cell>
          <table:table-cell office:value-type="float" office:value="110.291060383098" calcext:value-type="float">
            <text:p>110,3</text:p>
          </table:table-cell>
          <table:table-cell office:value-type="float" office:value="130.909581375212" calcext:value-type="float">
            <text:p>130,9</text:p>
          </table:table-cell>
          <table:table-cell office:value-type="float" office:value="151.528102367326" calcext:value-type="float">
            <text:p>151,5</text:p>
          </table:table-cell>
          <table:table-cell office:value-type="float" office:value="172.146623359441" calcext:value-type="float">
            <text:p>172,1</text:p>
          </table:table-cell>
        </table:table-row>
        <table:table-row table:style-name="ro1">
          <table:table-cell office:value-type="string" calcext:value-type="string">
            <text:p>Зарплата специалиста</text:p>
          </table:table-cell>
          <table:table-cell office:value-type="float" office:value="-25.4267901926626" calcext:value-type="float">
            <text:p>-25,4</text:p>
          </table:table-cell>
          <table:table-cell office:value-type="float" office:value="-6.53062847435622" calcext:value-type="float">
            <text:p>-6,5</text:p>
          </table:table-cell>
          <table:table-cell office:value-type="float" office:value="12.3655332439502" calcext:value-type="float">
            <text:p>12,4</text:p>
          </table:table-cell>
          <table:table-cell office:value-type="float" office:value="31.2616949622566" calcext:value-type="float">
            <text:p>31,3</text:p>
          </table:table-cell>
          <table:table-cell office:value-type="float" office:value="50.1578566805629" calcext:value-type="float">
            <text:p>50,2</text:p>
          </table:table-cell>
          <table:table-cell table:formula="of:=[$'Cash flow'.$B$31]" office:value-type="float" office:value="69.0540183988694" calcext:value-type="float">
            <text:p>69,1</text:p>
          </table:table-cell>
          <table:table-cell office:value-type="float" office:value="87.9501801171758" calcext:value-type="float">
            <text:p>88,0</text:p>
          </table:table-cell>
          <table:table-cell office:value-type="float" office:value="106.846341835482" calcext:value-type="float">
            <text:p>106,8</text:p>
          </table:table-cell>
          <table:table-cell office:value-type="float" office:value="125.742503553789" calcext:value-type="float">
            <text:p>125,7</text:p>
          </table:table-cell>
          <table:table-cell office:value-type="float" office:value="144.638665272095" calcext:value-type="float">
            <text:p>144,6</text:p>
          </table:table-cell>
          <table:table-cell office:value-type="float" office:value="163.534826990401" calcext:value-type="float">
            <text:p>163,5</text:p>
          </table:table-cell>
        </table:table-row>
        <table:table-row table:style-name="ro1">
          <table:table-cell office:value-type="string" calcext:value-type="string">
            <text:p>Ставка дисконтирования</text:p>
          </table:table-cell>
          <table:table-cell office:value-type="float" office:value="76.9360430232694" calcext:value-type="float">
            <text:p>76,9</text:p>
          </table:table-cell>
          <table:table-cell office:value-type="float" office:value="75.3230917723294" calcext:value-type="float">
            <text:p>75,3</text:p>
          </table:table-cell>
          <table:table-cell office:value-type="float" office:value="73.7286674174251" calcext:value-type="float">
            <text:p>73,7</text:p>
          </table:table-cell>
          <table:table-cell office:value-type="float" office:value="72.1525142263623" calcext:value-type="float">
            <text:p>72,2</text:p>
          </table:table-cell>
          <table:table-cell office:value-type="float" office:value="70.5943804792462" calcext:value-type="float">
            <text:p>70,6</text:p>
          </table:table-cell>
          <table:table-cell table:formula="of:=[$'Cash flow'.$B$31]" office:value-type="float" office:value="69.0540183988694" calcext:value-type="float">
            <text:p>69,1</text:p>
          </table:table-cell>
          <table:table-cell office:value-type="float" office:value="67.5311840824139" calcext:value-type="float">
            <text:p>67,5</text:p>
          </table:table-cell>
          <table:table-cell office:value-type="float" office:value="66.0256374344409" calcext:value-type="float">
            <text:p>66,0</text:p>
          </table:table-cell>
          <table:table-cell office:value-type="float" office:value="64.5371421011409" calcext:value-type="float">
            <text:p>64,5</text:p>
          </table:table-cell>
          <table:table-cell office:value-type="float" office:value="63.065465405822" calcext:value-type="float">
            <text:p>63,1</text:p>
          </table:table-cell>
          <table:table-cell office:value-type="float" office:value="61.6103782856049" calcext:value-type="float">
            <text:p>61,6</text:p>
          </table:table-cell>
        </table:table-row>
      </table:table>
      <table:table table:name="IRR" table:style-name="ta2">
        <office:forms form:automatic-focus="false" form:apply-design-mode="false"/>
        <table:shapes>
          <draw:frame draw:z-index="0" draw:style-name="gr1" draw:text-style-name="P1" svg:width="199.99mm" svg:height="89.99mm" svg:x="10mm" svg:y="40mm">
            <loext:p draw:notify-on-update-of-ranges="IRR.A2:IRR.A2 IRR.B2:IRR.L2 IRR.A3:IRR.A3 IRR.B3:IRR.L3 IRR.A4:IRR.A4 IRR.B4:IRR.L4 IRR.A5:IRR.A5 IRR.B5:IRR.L5 IRR.A6:IRR.A6 IRR.B6:IRR.L6 IRR.A7:IRR.A7 IRR.B7:IRR.L7"/>
            <draw:object xlink:href="./Chart2" xlink:type="simple" xlink:show="embed" xlink:actuate="onLoad"/>
            <draw:image xlink:href="./ObjectReplacements/Chart2" xlink:type="simple" xlink:show="embed" xlink:actuate="onLoad"/>
          </draw:frame>
        </table:shapes>
        <table:table-column table:style-name="co9" table:default-cell-style-name="Default"/>
        <table:table-column table:style-name="co9" table:number-columns-repeated="11" table:default-cell-style-name="ce43"/>
        <table:table-row table:style-name="ro1">
          <table:table-cell table:style-name="ce40" office:value-type="string" calcext:value-type="string" table:number-columns-spanned="12" table:number-rows-spanned="1">
            <text:p>IRR</text:p>
          </table:table-cell>
          <table:covered-table-cell table:number-columns-repeated="11" table:style-name="Default"/>
        </table:table-row>
        <table:table-row table:style-name="ro1">
          <table:table-cell/>
          <table:table-cell table:style-name="ce41" office:value-type="percentage" office:value="-0.5" calcext:value-type="percentage">
            <text:p>-50%</text:p>
          </table:table-cell>
          <table:table-cell table:style-name="ce41" office:value-type="percentage" office:value="-0.4" calcext:value-type="percentage">
            <text:p>-40%</text:p>
          </table:table-cell>
          <table:table-cell table:style-name="ce41" office:value-type="percentage" office:value="-0.3" calcext:value-type="percentage">
            <text:p>-30%</text:p>
          </table:table-cell>
          <table:table-cell table:style-name="ce41" office:value-type="percentage" office:value="-0.2" calcext:value-type="percentage">
            <text:p>-20%</text:p>
          </table:table-cell>
          <table:table-cell table:style-name="ce41" office:value-type="percentage" office:value="-0.1" calcext:value-type="percentage">
            <text:p>-10%</text:p>
          </table:table-cell>
          <table:table-cell table:style-name="ce41" office:value-type="percentage" office:value="0" calcext:value-type="percentage">
            <text:p>0%</text:p>
          </table:table-cell>
          <table:table-cell table:style-name="ce41" office:value-type="percentage" office:value="0.1" calcext:value-type="percentage">
            <text:p>10%</text:p>
          </table:table-cell>
          <table:table-cell table:style-name="ce41" office:value-type="percentage" office:value="0.2" calcext:value-type="percentage">
            <text:p>20%</text:p>
          </table:table-cell>
          <table:table-cell table:style-name="ce41" office:value-type="percentage" office:value="0.3" calcext:value-type="percentage">
            <text:p>30%</text:p>
          </table:table-cell>
          <table:table-cell table:style-name="ce41" office:value-type="percentage" office:value="0.4" calcext:value-type="percentage">
            <text:p>40%</text:p>
          </table:table-cell>
          <table:table-cell table:style-name="ce41" office:value-type="percentage" office:value="0.5" calcext:value-type="percentage">
            <text:p>50%</text:p>
          </table:table-cell>
        </table:table-row>
        <table:table-row table:style-name="ro1">
          <table:table-cell office:value-type="string" calcext:value-type="string">
            <text:p>Стоимость разработки</text:p>
          </table:table-cell>
          <table:table-cell office:value-type="percentage" office:value="3.0008087059508" calcext:value-type="percentage">
            <text:p>300%</text:p>
          </table:table-cell>
          <table:table-cell office:value-type="percentage" office:value="2.41810398288803" calcext:value-type="percentage">
            <text:p>242%</text:p>
          </table:table-cell>
          <table:table-cell office:value-type="percentage" office:value="1.97378581230036" calcext:value-type="percentage">
            <text:p>197%</text:p>
          </table:table-cell>
          <table:table-cell office:value-type="percentage" office:value="1.61959698964895" calcext:value-type="percentage">
            <text:p>162%</text:p>
          </table:table-cell>
          <table:table-cell office:value-type="percentage" office:value="1.32794500347792" calcext:value-type="percentage">
            <text:p>133%</text:p>
          </table:table-cell>
          <table:table-cell table:formula="of:=[$'Cash flow'.$B$32]" office:value-type="percentage" office:value="1.08179508050098" calcext:value-type="percentage">
            <text:p>108%</text:p>
          </table:table-cell>
          <table:table-cell office:value-type="percentage" office:value="0.8699966539888" calcext:value-type="percentage">
            <text:p>87%</text:p>
          </table:table-cell>
          <table:table-cell office:value-type="percentage" office:value="0.684906459246023" calcext:value-type="percentage">
            <text:p>68%</text:p>
          </table:table-cell>
          <table:table-cell office:value-type="percentage" office:value="0.521086573105919" calcext:value-type="percentage">
            <text:p>52%</text:p>
          </table:table-cell>
          <table:table-cell office:value-type="percentage" office:value="0.374547514454172" calcext:value-type="percentage">
            <text:p>37%</text:p>
          </table:table-cell>
          <table:table-cell office:value-type="percentage" office:value="0.242286182595322" calcext:value-type="percentage">
            <text:p>24%</text:p>
          </table:table-cell>
        </table:table-row>
        <table:table-row table:style-name="ro1">
          <table:table-cell office:value-type="string" calcext:value-type="string">
            <text:p>Количество проектов</text:p>
          </table:table-cell>
          <table:table-cell office:value-type="percentage" office:value="-0.324578339519389" calcext:value-type="percentage">
            <text:p>-32%</text:p>
          </table:table-cell>
          <table:table-cell office:value-type="percentage" office:value="0.00236769587458706" calcext:value-type="percentage">
            <text:p>0%</text:p>
          </table:table-cell>
          <table:table-cell office:value-type="percentage" office:value="0.300015165499973" calcext:value-type="percentage">
            <text:p>30%</text:p>
          </table:table-cell>
          <table:table-cell office:value-type="percentage" office:value="0.576024564930419" calcext:value-type="percentage">
            <text:p>58%</text:p>
          </table:table-cell>
          <table:table-cell office:value-type="percentage" office:value="0.835446626987779" calcext:value-type="percentage">
            <text:p>84%</text:p>
          </table:table-cell>
          <table:table-cell table:formula="of:=[$'Cash flow'.$B$32]" office:value-type="percentage" office:value="1.08179508050098" calcext:value-type="percentage">
            <text:p>108%</text:p>
          </table:table-cell>
          <table:table-cell office:value-type="percentage" office:value="1.3176166726073" calcext:value-type="percentage">
            <text:p>132%</text:p>
          </table:table-cell>
          <table:table-cell office:value-type="percentage" office:value="1.54481785277828" calcext:value-type="percentage">
            <text:p>154%</text:p>
          </table:table-cell>
          <table:table-cell office:value-type="percentage" office:value="1.76486339372976" calcext:value-type="percentage">
            <text:p>176%</text:p>
          </table:table-cell>
          <table:table-cell office:value-type="percentage" office:value="1.97890303192251" calcext:value-type="percentage">
            <text:p>198%</text:p>
          </table:table-cell>
          <table:table-cell office:value-type="percentage" office:value="2.18785543816406" calcext:value-type="percentage">
            <text:p>219%</text:p>
          </table:table-cell>
        </table:table-row>
        <table:table-row table:style-name="ro1">
          <table:table-cell office:value-type="string" calcext:value-type="string">
            <text:p>Количество пересчетов</text:p>
          </table:table-cell>
          <table:table-cell office:value-type="percentage" office:value="-0.411059055183581" calcext:value-type="percentage">
            <text:p>-41%</text:p>
          </table:table-cell>
          <table:table-cell office:value-type="percentage" office:value="-0.059557200876914" calcext:value-type="percentage">
            <text:p>-6%</text:p>
          </table:table-cell>
          <table:table-cell office:value-type="percentage" office:value="0.257452948241725" calcext:value-type="percentage">
            <text:p>26%</text:p>
          </table:table-cell>
          <table:table-cell office:value-type="percentage" office:value="0.549582714357226" calcext:value-type="percentage">
            <text:p>55%</text:p>
          </table:table-cell>
          <table:table-cell office:value-type="percentage" office:value="0.822972530731371" calcext:value-type="percentage">
            <text:p>82%</text:p>
          </table:table-cell>
          <table:table-cell table:formula="of:=[$'Cash flow'.$B$32]" office:value-type="percentage" office:value="1.08179508050098" calcext:value-type="percentage">
            <text:p>108%</text:p>
          </table:table-cell>
          <table:table-cell office:value-type="percentage" office:value="1.32902007085525" calcext:value-type="percentage">
            <text:p>133%</text:p>
          </table:table-cell>
          <table:table-cell office:value-type="percentage" office:value="1.56683830115525" calcext:value-type="percentage">
            <text:p>157%</text:p>
          </table:table-cell>
          <table:table-cell office:value-type="percentage" office:value="1.79691287387306" calcext:value-type="percentage">
            <text:p>180%</text:p>
          </table:table-cell>
          <table:table-cell office:value-type="percentage" office:value="2.02053602997948" calcext:value-type="percentage">
            <text:p>202%</text:p>
          </table:table-cell>
          <table:table-cell office:value-type="percentage" office:value="2.2387313468255" calcext:value-type="percentage">
            <text:p>224%</text:p>
          </table:table-cell>
        </table:table-row>
        <table:table-row table:style-name="ro1">
          <table:table-cell office:value-type="string" calcext:value-type="string">
            <text:p>Зарплата специалиста</text:p>
          </table:table-cell>
          <table:table-cell office:value-type="percentage" office:value="-0.270744675209196" calcext:value-type="percentage">
            <text:p>-27%</text:p>
          </table:table-cell>
          <table:table-cell office:value-type="percentage" office:value="0.0475335335295905" calcext:value-type="percentage">
            <text:p>5%</text:p>
          </table:table-cell>
          <table:table-cell office:value-type="percentage" office:value="0.335413716620218" calcext:value-type="percentage">
            <text:p>34%</text:p>
          </table:table-cell>
          <table:table-cell office:value-type="percentage" office:value="0.600614557769787" calcext:value-type="percentage">
            <text:p>60%</text:p>
          </table:table-cell>
          <table:table-cell office:value-type="percentage" office:value="0.848227203437286" calcext:value-type="percentage">
            <text:p>85%</text:p>
          </table:table-cell>
          <table:table-cell table:formula="of:=[$'Cash flow'.$B$32]" office:value-type="percentage" office:value="1.08179508050098" calcext:value-type="percentage">
            <text:p>108%</text:p>
          </table:table-cell>
          <table:table-cell office:value-type="percentage" office:value="1.30388788777365" calcext:value-type="percentage">
            <text:p>130%</text:p>
          </table:table-cell>
          <table:table-cell office:value-type="percentage" office:value="1.51643066756638" calcext:value-type="percentage">
            <text:p>152%</text:p>
          </table:table-cell>
          <table:table-cell office:value-type="percentage" office:value="1.72090393696067" calcext:value-type="percentage">
            <text:p>172%</text:p>
          </table:table-cell>
          <table:table-cell office:value-type="percentage" office:value="1.91847132042305" calcext:value-type="percentage">
            <text:p>192%</text:p>
          </table:table-cell>
          <table:table-cell office:value-type="percentage" office:value="2.11006419018251" calcext:value-type="percentage">
            <text:p>211%</text:p>
          </table:table-cell>
        </table:table-row>
        <table:table-row table:style-name="ro1">
          <table:table-cell office:value-type="string" calcext:value-type="string">
            <text:p>Ставка дисконтирования</text:p>
          </table:table-cell>
          <table:table-cell table:number-columns-repeated="5" office:value-type="percentage" office:value="1.08179508050098" calcext:value-type="percentage">
            <text:p>108%</text:p>
          </table:table-cell>
          <table:table-cell table:formula="of:=[$'Cash flow'.$B$32]" office:value-type="percentage" office:value="1.08179508050098" calcext:value-type="percentage">
            <text:p>108%</text:p>
          </table:table-cell>
          <table:table-cell table:number-columns-repeated="5" office:value-type="percentage" office:value="1.08179508050098" calcext:value-type="percentage">
            <text:p>108%</text:p>
          </table:table-cell>
        </table:table-row>
      </table:table>
      <table:table table:name="Sensitivity" table:style-name="ta2">
        <office:forms form:automatic-focus="false" form:apply-design-mode="false"/>
        <table:table-column table:style-name="co10" table:default-cell-style-name="Default"/>
        <table:table-column table:style-name="co11" table:default-cell-style-name="Default"/>
        <table:table-column table:style-name="co12" table:number-columns-repeated="5" table:default-cell-style-name="Default"/>
        <table:table-column table:style-name="co2" table:default-cell-style-name="Default"/>
        <table:table-column table:style-name="co12" table:number-columns-repeated="5" table:default-cell-style-name="Default"/>
        <table:table-column table:style-name="co13" table:default-cell-style-name="Default"/>
        <table:table-column table:style-name="co14" table:default-cell-style-name="Default"/>
        <table:table-column table:style-name="co2" table:number-columns-repeated="10" table:default-cell-style-name="Default"/>
        <table:table-column table:style-name="co9" table:default-cell-style-name="Default"/>
        <table:table-column table:style-name="co15" table:number-columns-repeated="5" table:default-cell-style-name="Default"/>
        <table:table-column table:style-name="co16" table:number-columns-repeated="6" table:default-cell-style-name="Default"/>
        <table:table-row table:style-name="ro1">
          <table:table-cell table:style-name="ce44" office:value-type="string" calcext:value-type="string">
            <text:p>Факторы чувствительности</text:p>
          </table:table-cell>
          <table:table-cell table:style-name="ce45" office:value-type="string" calcext:value-type="string">
            <text:p>Коэф</text:p>
          </table:table-cell>
          <table:table-cell table:number-columns-repeated="35"/>
        </table:table-row>
        <table:table-row table:style-name="ro1">
          <table:table-cell office:value-type="string" calcext:value-type="string">
            <text:p>Стоимость разработки</text:p>
          </table:table-cell>
          <table:table-cell office:value-type="float" office:value="1" calcext:value-type="float">
            <text:p>1</text:p>
          </table:table-cell>
          <table:table-cell table:number-columns-repeated="35"/>
        </table:table-row>
        <table:table-row table:style-name="ro1">
          <table:table-cell office:value-type="string" calcext:value-type="string">
            <text:p>Количество проектов</text:p>
          </table:table-cell>
          <table:table-cell office:value-type="float" office:value="1" calcext:value-type="float">
            <text:p>1</text:p>
          </table:table-cell>
          <table:table-cell table:number-columns-repeated="35"/>
        </table:table-row>
        <table:table-row table:style-name="ro1">
          <table:table-cell office:value-type="string" calcext:value-type="string">
            <text:p>Количество пересчетов</text:p>
          </table:table-cell>
          <table:table-cell office:value-type="float" office:value="1" calcext:value-type="float">
            <text:p>1</text:p>
          </table:table-cell>
          <table:table-cell table:number-columns-repeated="35"/>
        </table:table-row>
        <table:table-row table:style-name="ro1">
          <table:table-cell office:value-type="string" calcext:value-type="string">
            <text:p>Зарплата специалиста</text:p>
          </table:table-cell>
          <table:table-cell office:value-type="float" office:value="1" calcext:value-type="float">
            <text:p>1</text:p>
          </table:table-cell>
          <table:table-cell table:number-columns-repeated="35"/>
        </table:table-row>
        <table:table-row table:style-name="ro1">
          <table:table-cell office:value-type="string" calcext:value-type="string">
            <text:p>Ставка дисконтирования</text:p>
          </table:table-cell>
          <table:table-cell office:value-type="float" office:value="1" calcext:value-type="float">
            <text:p>1</text:p>
          </table:table-cell>
          <table:table-cell table:number-columns-repeated="35"/>
        </table:table-row>
        <table:table-row table:style-name="ro1">
          <table:table-cell table:number-columns-repeated="37"/>
        </table:table-row>
        <table:table-row table:style-name="ro1">
          <table:table-cell table:number-columns-repeated="2"/>
          <table:table-cell table:style-name="ce46" table:number-columns-repeated="11"/>
          <table:table-cell table:number-columns-repeated="24"/>
        </table:table-row>
        <table:table-row table:style-name="ro1">
          <table:table-cell table:number-columns-repeated="7"/>
          <table:table-cell table:style-name="ce42"/>
          <table:table-cell table:number-columns-repeated="29"/>
        </table:table-row>
        <table:table-row table:style-name="ro1" table:number-rows-repeated="1048565">
          <table:table-cell table:number-columns-repeated="37"/>
        </table:table-row>
        <table:table-row table:style-name="ro1">
          <table:table-cell table:number-columns-repeated="37"/>
        </table:table-row>
      </table:table>
      <table:table table:name="Project cost" table:style-name="ta2">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row table:style-name="ro5">
          <table:table-cell table:style-name="ce47" office:value-type="string" calcext:value-type="string">
            <text:p>№</text:p>
          </table:table-cell>
          <table:table-cell table:style-name="ce47" office:value-type="string" calcext:value-type="string">
            <text:p>Участник команды</text:p>
          </table:table-cell>
          <table:table-cell table:style-name="ce47" office:value-type="string" calcext:value-type="string">
            <text:p>Выполняемые <text:s/>работы</text:p>
          </table:table-cell>
          <table:table-cell table:style-name="ce47" office:value-type="string" calcext:value-type="string">
            <text:p>Мес. ЗП, р.</text:p>
          </table:table-cell>
          <table:table-cell table:style-name="ce47" office:value-type="string" calcext:value-type="string">
            <text:p>Час. ЗП, р.</text:p>
          </table:table-cell>
          <table:table-cell table:style-name="ce47" office:value-type="string" calcext:value-type="string">
            <text:p>Трудоемкость работ, часов</text:p>
          </table:table-cell>
          <table:table-cell table:style-name="ce47" office:value-type="string" calcext:value-type="string">
            <text:p>Плата за пр., р.</text:p>
          </table:table-cell>
        </table:table-row>
        <table:table-row table:style-name="ro6">
          <table:table-cell table:style-name="ce48" office:value-type="float" office:value="1" calcext:value-type="float">
            <text:p>1</text:p>
          </table:table-cell>
          <table:table-cell table:style-name="ce50" office:value-type="string" calcext:value-type="string">
            <text:p>Технический писатель</text:p>
          </table:table-cell>
          <table:table-cell table:style-name="ce50" office:value-type="string" calcext:value-type="string">
            <text:p>Разработка программной документации, пользовательских справок и руководств </text:p>
          </table:table-cell>
          <table:table-cell table:style-name="ce51" office:value-type="currency" office:currency="RUB" office:value="55000" calcext:value-type="currency">
            <text:p>55 000,00 руб.</text:p>
          </table:table-cell>
          <table:table-cell table:style-name="ce51" table:formula="of:=[.D2]*12/1974" office:value-type="currency" office:currency="RUB" office:value="334.34650455927" calcext:value-type="currency">
            <text:p>334,35 руб.</text:p>
          </table:table-cell>
          <table:table-cell table:style-name="ce52" office:value-type="float" office:value="16" calcext:value-type="float">
            <text:p>16</text:p>
          </table:table-cell>
          <table:table-cell table:style-name="ce51" table:formula="of:=[.E2]*[.F2]" office:value-type="currency" office:currency="RUB" office:value="5349.54407294833" calcext:value-type="currency">
            <text:p>5 349,54 руб.</text:p>
          </table:table-cell>
        </table:table-row>
        <table:table-row table:style-name="ro6">
          <table:table-cell table:style-name="ce48" office:value-type="float" office:value="2" calcext:value-type="float">
            <text:p>2</text:p>
          </table:table-cell>
          <table:table-cell table:style-name="ce50" office:value-type="string" calcext:value-type="string">
            <text:p>Бизнес-аналитик</text:p>
          </table:table-cell>
          <table:table-cell table:style-name="ce50" office:value-type="string" calcext:value-type="string">
            <text:p>Анализ бизнес-процессов предприятий. <text:s/>Разработка ТЗ</text:p>
          </table:table-cell>
          <table:table-cell table:style-name="ce51" office:value-type="currency" office:currency="RUB" office:value="80000" calcext:value-type="currency">
            <text:p>80 000,00 руб.</text:p>
          </table:table-cell>
          <table:table-cell table:style-name="ce51" table:formula="of:=[.D3]*12/1974" office:value-type="currency" office:currency="RUB" office:value="486.322188449848" calcext:value-type="currency">
            <text:p>486,32 руб.</text:p>
          </table:table-cell>
          <table:table-cell table:style-name="ce52" office:value-type="float" office:value="40" calcext:value-type="float">
            <text:p>40</text:p>
          </table:table-cell>
          <table:table-cell table:style-name="ce51" table:formula="of:=[.E3]*[.F3]" office:value-type="currency" office:currency="RUB" office:value="19452.8875379939" calcext:value-type="currency">
            <text:p>19 452,89 руб.</text:p>
          </table:table-cell>
        </table:table-row>
        <table:table-row table:style-name="ro6">
          <table:table-cell table:style-name="ce48" office:value-type="float" office:value="3" calcext:value-type="float">
            <text:p>3</text:p>
          </table:table-cell>
          <table:table-cell table:style-name="ce50" office:value-type="string" calcext:value-type="string">
            <text:p>Программист</text:p>
          </table:table-cell>
          <table:table-cell table:style-name="ce50" office:value-type="string" calcext:value-type="string">
            <text:p>Создание алгоритма программного решения, реализация кода программы</text:p>
          </table:table-cell>
          <table:table-cell table:style-name="ce51" office:value-type="currency" office:currency="RUB" office:value="90000" calcext:value-type="currency">
            <text:p>90 000,00 руб.</text:p>
          </table:table-cell>
          <table:table-cell table:style-name="ce51" table:formula="of:=[.D4]*12/1974" office:value-type="currency" office:currency="RUB" office:value="547.112462006079" calcext:value-type="currency">
            <text:p>547,11 руб.</text:p>
          </table:table-cell>
          <table:table-cell table:style-name="ce52" office:value-type="float" office:value="56" calcext:value-type="float">
            <text:p>56</text:p>
          </table:table-cell>
          <table:table-cell table:style-name="ce51" table:formula="of:=[.E4]*[.F4]" office:value-type="currency" office:currency="RUB" office:value="30638.2978723404" calcext:value-type="currency">
            <text:p>30 638,30 руб.</text:p>
          </table:table-cell>
        </table:table-row>
        <table:table-row table:style-name="ro7">
          <table:table-cell table:style-name="ce48" office:value-type="float" office:value="4" calcext:value-type="float">
            <text:p>4</text:p>
          </table:table-cell>
          <table:table-cell table:style-name="ce50" office:value-type="string" calcext:value-type="string">
            <text:p>Тестировщик</text:p>
          </table:table-cell>
          <table:table-cell table:style-name="ce50" office:value-type="string" calcext:value-type="string">
            <text:p>Тестирование программного продукта</text:p>
          </table:table-cell>
          <table:table-cell table:style-name="ce51" office:value-type="currency" office:currency="RUB" office:value="60000" calcext:value-type="currency">
            <text:p>60 000,00 руб.</text:p>
          </table:table-cell>
          <table:table-cell table:style-name="ce51" table:formula="of:=[.D5]*12/1974" office:value-type="currency" office:currency="RUB" office:value="364.741641337386" calcext:value-type="currency">
            <text:p>364,74 руб.</text:p>
          </table:table-cell>
          <table:table-cell table:style-name="ce52" office:value-type="float" office:value="8" calcext:value-type="float">
            <text:p>8</text:p>
          </table:table-cell>
          <table:table-cell table:style-name="ce51" table:formula="of:=[.E5]*[.F5]" office:value-type="currency" office:currency="RUB" office:value="2917.93313069909" calcext:value-type="currency">
            <text:p>2 917,93 руб.</text:p>
          </table:table-cell>
        </table:table-row>
        <table:table-row table:style-name="ro6">
          <table:table-cell table:style-name="ce48" office:value-type="float" office:value="5" calcext:value-type="float">
            <text:p>5</text:p>
          </table:table-cell>
          <table:table-cell table:style-name="ce50" office:value-type="string" calcext:value-type="string">
            <text:p>Специалист по внедрению</text:p>
          </table:table-cell>
          <table:table-cell table:style-name="ce50" office:value-type="string" calcext:value-type="string">
            <text:p>Установка программного продукта, организация тренингов</text:p>
          </table:table-cell>
          <table:table-cell table:style-name="ce51" office:value-type="currency" office:currency="RUB" office:value="80000" calcext:value-type="currency">
            <text:p>80 000,00 руб.</text:p>
          </table:table-cell>
          <table:table-cell table:style-name="ce51" table:formula="of:=[.D6]*12/1974" office:value-type="currency" office:currency="RUB" office:value="486.322188449848" calcext:value-type="currency">
            <text:p>486,32 руб.</text:p>
          </table:table-cell>
          <table:table-cell table:style-name="ce52" office:value-type="float" office:value="8" calcext:value-type="float">
            <text:p>8</text:p>
          </table:table-cell>
          <table:table-cell table:style-name="ce51" table:formula="of:=[.E6]*[.F6]" office:value-type="currency" office:currency="RUB" office:value="3890.57750759878" calcext:value-type="currency">
            <text:p>3 890,58 руб.</text:p>
          </table:table-cell>
        </table:table-row>
        <table:table-row table:style-name="ro1">
          <table:table-cell table:style-name="ce49" table:number-columns-repeated="3"/>
          <table:table-cell table:style-name="ce51" office:value-type="string" calcext:value-type="string" table:number-columns-spanned="3" table:number-rows-spanned="1">
            <text:p>Заработная плата команды</text:p>
          </table:table-cell>
          <table:covered-table-cell table:number-columns-repeated="2" table:style-name="ce51"/>
          <table:table-cell table:style-name="ce51" table:formula="of:=SUM([.G2:.G6])" office:value-type="currency" office:currency="RUB" office:value="62249.2401215806" calcext:value-type="currency">
            <text:p>62 249,24 руб.</text:p>
          </table:table-cell>
        </table:table-row>
        <table:table-row table:style-name="ro1">
          <table:table-cell table:style-name="ce49" table:number-columns-repeated="3"/>
          <table:table-cell table:style-name="ce51" office:value-type="string" calcext:value-type="string" table:number-columns-spanned="3" table:number-rows-spanned="1">
            <text:p>ПФР</text:p>
          </table:table-cell>
          <table:covered-table-cell table:number-columns-repeated="2" table:style-name="ce51"/>
          <table:table-cell table:style-name="ce51" table:formula="of:=[.G7]*0.08" office:value-type="currency" office:currency="RUB" office:value="4979.93920972644" calcext:value-type="currency">
            <text:p>4 979,94 руб.</text:p>
          </table:table-cell>
        </table:table-row>
        <table:table-row table:style-name="ro1">
          <table:table-cell table:style-name="ce49" table:number-columns-repeated="3"/>
          <table:table-cell table:style-name="ce51" office:value-type="string" calcext:value-type="string" table:number-columns-spanned="3" table:number-rows-spanned="1">
            <text:p>ФСС</text:p>
          </table:table-cell>
          <table:covered-table-cell table:number-columns-repeated="2" table:style-name="ce51"/>
          <table:table-cell table:style-name="ce51" table:formula="of:=[.G7]*0.02" office:value-type="currency" office:currency="RUB" office:value="1244.98480243161" calcext:value-type="currency">
            <text:p>1 244,98 руб.</text:p>
          </table:table-cell>
        </table:table-row>
        <table:table-row table:style-name="ro1">
          <table:table-cell table:style-name="ce49" table:number-columns-repeated="3"/>
          <table:table-cell table:style-name="ce51" office:value-type="string" calcext:value-type="string" table:number-columns-spanned="3" table:number-rows-spanned="1">
            <text:p>ФФОМС</text:p>
          </table:table-cell>
          <table:covered-table-cell table:number-columns-repeated="2" table:style-name="ce51"/>
          <table:table-cell table:style-name="ce51" table:formula="of:=[.G7]*0.04" office:value-type="currency" office:currency="RUB" office:value="2489.96960486322" calcext:value-type="currency">
            <text:p>2 489,97 руб.</text:p>
          </table:table-cell>
        </table:table-row>
        <table:table-row table:style-name="ro1">
          <table:table-cell table:style-name="ce49" table:number-columns-repeated="3"/>
          <table:table-cell table:style-name="ce51" office:value-type="string" calcext:value-type="string" table:number-columns-spanned="3" table:number-rows-spanned="1">
            <text:p>Административные и общехозяйственные</text:p>
          </table:table-cell>
          <table:covered-table-cell table:number-columns-repeated="2" table:style-name="ce51"/>
          <table:table-cell table:style-name="ce51" table:formula="of:=[.G7]*0.2" office:value-type="currency" office:currency="RUB" office:value="12449.8480243161" calcext:value-type="currency">
            <text:p>12 449,85 руб.</text:p>
          </table:table-cell>
        </table:table-row>
        <table:table-row table:style-name="ro1">
          <table:table-cell table:style-name="ce49" table:number-columns-repeated="3"/>
          <table:table-cell table:style-name="ce51" office:value-type="string" calcext:value-type="string" table:number-columns-spanned="3" table:number-rows-spanned="1">
            <text:p>Надбавка от фирмы</text:p>
          </table:table-cell>
          <table:covered-table-cell table:number-columns-repeated="2" table:style-name="ce51"/>
          <table:table-cell table:style-name="ce51" table:formula="of:=(SUM([.G7:.G11]))*1.15" office:value-type="currency" office:currency="RUB" office:value="95926.0790273556" calcext:value-type="currency">
            <text:p>95 926,08 руб.</text:p>
          </table:table-cell>
        </table:table-row>
        <table:table-row table:style-name="ro1">
          <table:table-cell table:style-name="ce49" table:number-columns-repeated="3"/>
          <table:table-cell table:style-name="ce51" office:value-type="string" calcext:value-type="string" table:number-columns-spanned="3" table:number-rows-spanned="1">
            <text:p>Стоимость разработки с учетом НДС</text:p>
          </table:table-cell>
          <table:covered-table-cell table:number-columns-repeated="2" table:style-name="ce51"/>
          <table:table-cell table:style-name="ce51" table:formula="of:=[.G12]/80*100" office:value-type="currency" office:currency="RUB" office:value="119907.598784195" calcext:value-type="currency">
            <text:p>119 907,60 руб.</text:p>
          </table:table-cell>
        </table:table-row>
        <table:table-row table:style-name="ro1" table:number-rows-repeated="1048562">
          <table:table-cell table:number-columns-repeated="7"/>
        </table:table-row>
        <table:table-row table:style-name="ro1">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ru" fo:country="RU"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ru" fo:country="RU"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number-style style:name="N113">
      <number:number number:decimal-places="1" loext:min-decimal-places="1" number:min-integer-digits="1" number:grouping="true"/>
    </number:number-style>
    <number:number-style style:name="N114">
      <number:number number:decimal-places="1" loext:min-decimal-places="1" number:min-integer-digits="1"/>
    </number:number-style>
    <number:number-style style:name="N115">
      <number:number number:decimal-places="3" loext:min-decimal-places="3" number:min-integer-digits="1"/>
    </number:number-style>
    <number:number-style style:name="N116">
      <number:number number:decimal-places="9" loext:min-decimal-places="9" number:min-integer-digits="1"/>
    </number:number-style>
    <number:number-style style:name="N117">
      <number:number number:decimal-places="8" loext:min-decimal-places="8" number:min-integer-digits="1"/>
    </number:number-style>
    <number:number-style style:name="N118">
      <number:number number:decimal-places="7" loext:min-decimal-places="7" number:min-integer-digits="1"/>
    </number:number-style>
    <number:number-style style:name="N119">
      <number:number number:decimal-places="6" loext:min-decimal-places="6" number:min-integer-digits="1"/>
    </number:number-style>
    <number:number-style style:name="N120">
      <number:number number:decimal-places="5" loext:min-decimal-places="5" number:min-integer-digits="1"/>
    </number:number-style>
    <number:number-style style:name="N121">
      <number:number number:decimal-places="4" loext:min-decimal-places="4" number:min-integer-digits="1"/>
    </number:number-style>
    <number:percentage-style style:name="N122">
      <number:number number:decimal-places="1" loext:min-decimal-places="1" number:min-integer-digits="1"/>
      <number:text>%</number:text>
    </number:percentage-style>
    <number:number-style style:name="N123">
      <number:number number:decimal-places="3" loext:min-decimal-places="3" number:min-integer-digits="1" number:grouping="true"/>
    </number:number-style>
    <number:number-style style:name="N124">
      <number:number number:decimal-places="4" loext:min-decimal-places="4" number:min-integer-digits="1" number:grouping="true"/>
    </number:number-style>
    <number:currency-style style:name="N125P0" style:volatile="true">
      <number:number number:decimal-places="2" loext:min-decimal-places="2" number:min-integer-digits="1" number:grouping="true"/>
      <number:text> </number:text>
      <number:currency-symbol number:language="ru" number:country="RU">руб.</number:currency-symbol>
    </number:currency-style>
    <number:currency-style style:name="N125">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25P0"/>
    </number:currency-style>
    <number:number-style style:name="N10108P0" style:volatile="true" number:language="ru" number:country="RU">
      <number:number number:decimal-places="0" loext:min-decimal-places="0" number:min-integer-digits="1" number:grouping="true"/>
      <number:text>р.</number:text>
    </number:number-style>
    <number:number-style style:name="N10108" number:language="ru" number:country="RU">
      <number:text>-</number:text>
      <number:number number:decimal-places="0" loext:min-decimal-places="0" number:min-integer-digits="1" number:grouping="true"/>
      <number:text>р.</number:text>
      <style:map style:condition="value()&gt;=0" style:apply-style-name="N10108P0"/>
    </number:number-style>
    <number:number-style style:name="N10109P0" style:volatile="true" number:language="ru" number:country="RU">
      <number:number number:decimal-places="0" loext:min-decimal-places="0" number:min-integer-digits="1" number:grouping="true"/>
      <number:text>р.</number:text>
    </number:number-style>
    <number:number-style style:name="N10109" number:language="ru" number:country="RU">
      <style:text-properties fo:color="#ff0000"/>
      <number:text>-</number:text>
      <number:number number:decimal-places="0" loext:min-decimal-places="0" number:min-integer-digits="1" number:grouping="true"/>
      <number:text>р.</number:text>
      <style:map style:condition="value()&gt;=0" style:apply-style-name="N10109P0"/>
    </number:number-style>
    <number:number-style style:name="N10111P0" style:volatile="true" number:language="ru" number:country="RU">
      <number:number number:decimal-places="2" loext:min-decimal-places="2" number:min-integer-digits="1" number:grouping="true"/>
      <number:text>р.</number:text>
    </number:number-style>
    <number:number-style style:name="N10111" number:language="ru" number:country="RU">
      <number:text>-</number:text>
      <number:number number:decimal-places="2" loext:min-decimal-places="2" number:min-integer-digits="1" number:grouping="true"/>
      <number:text>р.</number:text>
      <style:map style:condition="value()&gt;=0" style:apply-style-name="N10111P0"/>
    </number:number-style>
    <number:number-style style:name="N10112P0" style:volatile="true" number:language="ru" number:country="RU">
      <number:number number:decimal-places="2" loext:min-decimal-places="2" number:min-integer-digits="1" number:grouping="true"/>
      <number:text>р.</number:text>
    </number:number-style>
    <number:number-style style:name="N10112" number:language="ru" number:country="RU">
      <style:text-properties fo:color="#ff0000"/>
      <number:text>-</number:text>
      <number:number number:decimal-places="2" loext:min-decimal-places="2" number:min-integer-digits="1" number:grouping="true"/>
      <number:text>р.</number:text>
      <style:map style:condition="value()&gt;=0" style:apply-style-name="N10112P0"/>
    </number:number-style>
    <number:date-style style:name="N10113" number:language="ru" number:country="RU">
      <number:day number:style="long"/>
      <number:text>.</number:text>
      <number:month number:textual="true"/>
      <number:text>.</number:text>
      <number:year/>
    </number:date-style>
    <number:date-style style:name="N10114" number:language="ru" number:country="RU">
      <number:month number:textual="true"/>
      <number:text>.</number:text>
      <number:year/>
    </number:date-style>
    <number:time-style style:name="N10115" number:language="ru" number:country="RU">
      <number:hours/>
      <number:text>:</number:text>
      <number:minutes number:style="long"/>
      <number:text> </number:text>
      <number:am-pm/>
    </number:time-style>
    <number:time-style style:name="N10116" number:language="ru" number:country="RU">
      <number:hours/>
      <number:text>:</number:text>
      <number:minutes number:style="long"/>
      <number:text>:</number:text>
      <number:seconds number:style="long"/>
      <number:text> </number:text>
      <number:am-pm/>
    </number:time-style>
    <number:time-style style:name="N10117" number:language="ru" number:country="RU">
      <number:hours/>
      <number:text>:</number:text>
      <number:minutes number:style="long"/>
    </number:time-style>
    <number:time-style style:name="N10118" number:language="ru" number:country="RU">
      <number:hours/>
      <number:text>:</number:text>
      <number:minutes number:style="long"/>
      <number:text>:</number:text>
      <number:seconds number:style="long"/>
    </number:time-style>
    <number:date-style style:name="N10119" number:language="ru" number:country="RU">
      <number:day number:style="long"/>
      <number:text>.</number:text>
      <number:month number:style="long"/>
      <number:text>.</number:text>
      <number:year number:style="long"/>
      <number:text> </number:text>
      <number:hours/>
      <number:text>:</number:text>
      <number:minutes number:style="long"/>
    </number:date-style>
    <number:number-style style:name="N10121P0" style:volatile="true" number:language="ru" number:country="RU">
      <number:number number:decimal-places="0" loext:min-decimal-places="0" number:min-integer-digits="1" number:grouping="true"/>
      <number:text>   </number:text>
    </number:number-style>
    <number:number-style style:name="N10121" number:language="ru" number:country="RU">
      <number:text>-</number:text>
      <number:number number:decimal-places="0" loext:min-decimal-places="0" number:min-integer-digits="1" number:grouping="true"/>
      <number:text>   </number:text>
      <style:map style:condition="value()&gt;=0" style:apply-style-name="N10121P0"/>
    </number:number-style>
    <number:number-style style:name="N10122P0" style:volatile="true" number:language="ru" number:country="RU">
      <number:number number:decimal-places="0" loext:min-decimal-places="0" number:min-integer-digits="1" number:grouping="true"/>
      <number:text>   </number:text>
    </number:number-style>
    <number:number-style style:name="N10122" number:language="ru" number:country="RU">
      <style:text-properties fo:color="#ff0000"/>
      <number:text>-</number:text>
      <number:number number:decimal-places="0" loext:min-decimal-places="0" number:min-integer-digits="1" number:grouping="true"/>
      <number:text>   </number:text>
      <style:map style:condition="value()&gt;=0" style:apply-style-name="N10122P0"/>
    </number:number-style>
    <number:number-style style:name="N10124P0" style:volatile="true" number:language="ru" number:country="RU">
      <number:number number:decimal-places="2" loext:min-decimal-places="2" number:min-integer-digits="1" number:grouping="true"/>
      <number:text>   </number:text>
    </number:number-style>
    <number:number-style style:name="N10124" number:language="ru" number:country="RU">
      <number:text>-</number:text>
      <number:number number:decimal-places="2" loext:min-decimal-places="2" number:min-integer-digits="1" number:grouping="true"/>
      <number:text>   </number:text>
      <style:map style:condition="value()&gt;=0" style:apply-style-name="N10124P0"/>
    </number:number-style>
    <number:number-style style:name="N10125P0" style:volatile="true" number:language="ru" number:country="RU">
      <number:number number:decimal-places="2" loext:min-decimal-places="2" number:min-integer-digits="1" number:grouping="true"/>
      <number:text>   </number:text>
    </number:number-style>
    <number:number-style style:name="N10125" number:language="ru" number:country="RU">
      <style:text-properties fo:color="#ff0000"/>
      <number:text>-</number:text>
      <number:number number:decimal-places="2" loext:min-decimal-places="2" number:min-integer-digits="1" number:grouping="true"/>
      <number:text>   </number:text>
      <style:map style:condition="value()&gt;=0" style:apply-style-name="N10125P0"/>
    </number:number-style>
    <number:number-style style:name="N10129P0" style:volatile="true" number:language="ru" number:country="RU">
      <loext:text> </loext:text>
      <loext:fill-character> </loext:fill-character>
      <number:number number:decimal-places="0" loext:min-decimal-places="0" number:min-integer-digits="1" number:grouping="true"/>
      <number:text>    </number:text>
    </number:number-style>
    <number:number-style style:name="N10129P1" style:volatile="true" number:language="ru" number:country="RU">
      <loext:text>-</loext:text>
      <loext:fill-character> </loext:fill-character>
      <number:number number:decimal-places="0" loext:min-decimal-places="0" number:min-integer-digits="1" number:grouping="true"/>
      <number:text>    </number:text>
    </number:number-style>
    <number:number-style style:name="N10129P2" style:volatile="true" number:language="ru" number:country="RU">
      <loext:text> </loext:text>
      <loext:fill-character> </loext:fill-character>
      <number:text>-    </number:text>
    </number:number-style>
    <number:text-style style:name="N10129" number:language="ru" number:country="RU">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ru" number:country="RU">
      <loext:text> </loext:text>
      <loext:fill-character> </loext:fill-character>
      <number:number number:decimal-places="0" loext:min-decimal-places="0" number:min-integer-digits="1" number:grouping="true"/>
      <number:text>р. </number:text>
    </number:number-style>
    <number:number-style style:name="N10133P1" style:volatile="true" number:language="ru" number:country="RU">
      <loext:text>-</loext:text>
      <loext:fill-character> </loext:fill-character>
      <number:number number:decimal-places="0" loext:min-decimal-places="0" number:min-integer-digits="1" number:grouping="true"/>
      <number:text>р. </number:text>
    </number:number-style>
    <number:number-style style:name="N10133P2" style:volatile="true" number:language="ru" number:country="RU">
      <loext:text> </loext:text>
      <loext:fill-character> </loext:fill-character>
      <number:text>-р. </number:text>
    </number:number-style>
    <number:text-style style:name="N10133" number:language="ru" number:country="RU">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ru" number:country="RU">
      <loext:text> </loext:text>
      <loext:fill-character> </loext:fill-character>
      <number:number number:decimal-places="2" loext:min-decimal-places="2" number:min-integer-digits="1" number:grouping="true"/>
      <number:text>    </number:text>
    </number:number-style>
    <number:number-style style:name="N10137P1" style:volatile="true" number:language="ru" number:country="RU">
      <loext:text>-</loext:text>
      <loext:fill-character> </loext:fill-character>
      <number:number number:decimal-places="2" loext:min-decimal-places="2" number:min-integer-digits="1" number:grouping="true"/>
      <number:text>    </number:text>
    </number:number-style>
    <number:number-style style:name="N10137P2" style:volatile="true" number:language="ru" number:country="RU">
      <loext:text> </loext:text>
      <loext:fill-character> </loext:fill-character>
      <number:text>-</number:text>
      <number:number number:decimal-places="0" loext:min-decimal-places="0" number:min-integer-digits="0"/>
      <number:text>    </number:text>
    </number:number-style>
    <number:text-style style:name="N10137" number:language="ru" number:country="RU">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ru" number:country="RU">
      <loext:text> </loext:text>
      <loext:fill-character> </loext:fill-character>
      <number:number number:decimal-places="2" loext:min-decimal-places="2" number:min-integer-digits="1" number:grouping="true"/>
      <number:text>р. </number:text>
    </number:number-style>
    <number:number-style style:name="N10141P1" style:volatile="true" number:language="ru" number:country="RU">
      <loext:text>-</loext:text>
      <loext:fill-character> </loext:fill-character>
      <number:number number:decimal-places="2" loext:min-decimal-places="2" number:min-integer-digits="1" number:grouping="true"/>
      <number:text>р. </number:text>
    </number:number-style>
    <number:number-style style:name="N10141P2" style:volatile="true" number:language="ru" number:country="RU">
      <loext:text> </loext:text>
      <loext:fill-character> </loext:fill-character>
      <number:text>-</number:text>
      <number:number number:decimal-places="0" loext:min-decimal-places="0" number:min-integer-digits="0"/>
      <number:text>р. </number:text>
    </number:number-style>
    <number:text-style style:name="N10141" number:language="ru" number:country="RU">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AR PL SungtiL GB" style:font-family-asian="'AR PL SungtiL GB'"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_20_1" draw:display-name="Arrowhead 1" svg:viewBox="0 0 200 200" svg:d="M200 100c0 18-4 34-13 50-10 16-21 27-37 37-16 9-32 13-50 13s-34-4-50-13c-16-10-27-21-37-37-9-16-13-32-13-50s4-34 13-50c10-16 21-27 37-37 16-9 32-13 50-13s34 4 50 13c16 10 27 21 37 37 9 16 13 32 13 50z"/>
    <draw:marker draw:name="Arrowhead_20_2" draw:display-name="Arrowhead 2" svg:viewBox="0 0 20 30" svg:d="M10 0l-10 30h20z"/>
    <draw:marker draw:name="Arrowhead_20_3" draw:display-name="Arrowhead 3" svg:viewBox="0 0 200 200" svg:d="M200 100c0 18-4 34-13 50-10 16-21 27-37 37-16 9-32 13-50 13s-34-4-50-13c-16-10-27-21-37-37-9-16-13-32-13-50s4-34 13-50c10-16 21-27 37-37 16-9 32-13 50-13s34 4 50 13c16 10 27 21 37 37 9 16 13 32 13 50z"/>
    <draw:marker draw:name="Arrowhead_20_4" draw:display-name="Arrowhead 4" svg:viewBox="0 0 200 200" svg:d="M200 100c0 18-4 34-13 50-10 16-21 27-37 37-16 9-32 13-50 13s-34-4-50-13c-16-10-27-21-37-37-9-16-13-32-13-50s4-34 13-50c10-16 21-27 37-37 16-9 32-13 50-13s34 4 50 13c16 10 27 21 37 37 9 16 13 32 13 5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9.05mm" fo:margin-bottom="19.05mm" fo:margin-left="17.78mm" fo:margin-right="17.78mm" style:print-page-order="ttb" style:first-page-number="continue" style:scale-to="91%"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9">00.00.0000</text:date>, <text:time style:data-style-name="N2" text:time-value="17:30:02.403828029">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ia</meta:initial-creator>
    <dc:creator>Lera  Goncharuk</dc:creator>
    <meta:creation-date>2016-05-22T17:58:05</meta:creation-date>
    <dc:date>2016-06-29T18:17:06.826417370</dc:date>
    <meta:generator>LibreOffice/5.1.3.2$Linux_X86_64 LibreOffice_project/10m0$Build-2</meta:generator>
    <meta:editing-duration>P3DT47M50S</meta:editing-duration>
    <meta:editing-cycles>177</meta:editing-cycles>
    <meta:document-statistic meta:table-count="5" meta:cell-count="382" meta:object-count="2"/>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ensitivityAnalysis/MainModule.xml><?xml version="1.0" encoding="utf-8"?>
<!DOCTYPE module  PUBLIC '-//OpenOffice.org//DTD OfficeDocument 1.0//EN'  'module.dtd'>
<script:module xmlns:script="http://openoffice.org/2000/script" script:name="MainModule" script:language="StarBasic">'Option Explicit	
Private oDlg As Object						'основное диалоговое окно
Private oDlgSAD As Object					'диалоговое окно адреса
Private oDoc As Object						'документ
Private oLib As Object						'библиотека
Private aAddress(1 to 5) As String			'массив для адресов ячеек показателей и факторам
Private aComBox(1 to 5) As String			'массив для ярлыков показателей
Private aConfNameParam(1 to 7) As String	'массив для ярлыков показателей и факторов из файла настроек
Private aConfAddrParam(1 to 7) As String	'массив для адресов ячеек показателей и факторам из файла настроек
Private aConfTitleParam(1 to 7) As String	'массив для адресов названий показателей и факторам из файла настроек
Private nCount As Integer					'для подстчета ячеек (можно избавиться)
Private sSheet As String					'название листа
Private sStartCell As String				'тепвая ячейка таблицы
Private sFieldName As String				'имя поля параметра
Private sFileName As String					'имя файла настроек
Private bCloseFloodField As Boolean			'переменная для закрытия/открытия диалога для выбора адресов
Private bStartAnalysis As Boolean			'переменная для начала анализа
Private bStartFloodField As Boolean			'переменная для закрытия/открытия основного диалога

'Начальный блок запускающий компоненты для решения комплекса задач
Sub Main
	Dim sUrl As String	'строка адреса файла
	'грузим библиотеки и общую информацию 
	'If not isLibraryLoaded() Then Exit Sub
	oLib = GlobalScope.BasicLibraries
	oLib.LoadLibrary("Tools")
	oLib = DialogLibraries.GetByName("SensitivityAnalysis")
	DialogLibraries.loadLibrary("SensitivityAnalysis")
	oDlg = CreateUnoDialog(oLib.GetByName("DialogSA"))
	oDoc = ThisComponent.Sheets
	'получаем адрес файла
	sUrl = ThisComponent.getURL()
	sFileName = Left(sUrl, Len(sUrl) - 4) &amp; ".conf"
	'читаем файл настроек если есть
	If (FileExists(sFileName)) Then 
		fRead(sFileName)
	End If
	StartAnalysisDialog("") 'запускаем основной диалог
End Sub

'читаем настройки из файла
Function fRead(Optional sFileName As String)
	Dim aTempConfParam(1 to 3) As String	'массив для временного хранения подстрок для заполнения формы
	iNumField = 1
	iNumber = Freefile
	Open sFileName For Input As iNumber
	While Not eof(iNumber)
		Line Input #iNumber, sLine
		If sLine &lt;&gt; sFileName and sLine &lt;&gt; "" Then
			aTempConfParam = split(sLine, ";")
			aConfAddrParam(7) = 1
			If (aTempConfParam(1) &lt;&gt; "1" and aTempConfParam(0) = "CheckBox1") Then
				oDlg.getControl("CheckBox1").State = False
				aConfNameParam(7) = "CheckBox1"
				aConfAddrParam(7) = 0
			elseIf (aTempConfParam(0) &lt;&gt; "CheckBox1" and aTempConfParam(0) &lt;&gt; "Fac") Then
				oDlg.getControl("ComboBox" &amp; iNumField).setText(aTempConfParam(0))
				aConfNameParam(iNumField) = aTempConfParam(0)
				EnableUpAvto("ComboBox" &amp; iNumField)
				oDlg.getControl("TextField" &amp; iNumField).setText(aTempConfParam(1))
				aConfAddrParam(iNumField) = aTempConfParam(1)
				If (aTempConfParam(1) = "Собственный") Then
					oDlg.getControl("TextField" &amp; (iNumField + 5 )).setText(aTempConfParam(2))
					aConfTitleParam(iNumField) = aTempConfParam(2)
				end If
				iNumField = iNumField + 1
			else
				oDlg.getControl("TextField11").setText(aTempConfParam(1))
				aConfAddrParam(iNumField) = aTempConfParam(1)
            end if
        End If
   	Wend
    Close #iNumber
End Function

'пишем настройки в файл
Function fSave(sAddress As String)
	iNumber = Freefile
	Open sFileName For Output As #iNumber
		iNumField = 1
		Print #iNumber, sFileName
		Print #iNumber, "CheckBox1" &amp; ";" &amp; oDlg.GetControl("CheckBox1").getState()
			While aComBox(iNumField) &lt;&gt; ""
				Print #iNumber, aComBox(iNumField) &amp; ";" &amp; Right(aAddress(iNumField), (Len(aAddress(iNumField)) - 1)) &amp; ";"
				iNumField = iNumField + 1
			Wend
		Print #iNumber, "Fac" &amp; ";" &amp; Right(sAddress, (Len(sAddress) - 1))
		Close #iNumber
End Function

'Облегчает управление основным диалоговым окном
Sub StartAnalysisDialog(sAddress As String)
	Dim oDlgModel As Object
	oDlg.setVisible(True)
	If (sFieldName &lt;&gt; "") Then
		oDlg.getControl(sFieldName).setText(sAddress)
	End If
	bStartFloodField = False
	bStartAnalysis = False
	'ждём нажатия кнопки
	Do
		If bStartAnalysis Then
		'начинаем расчеты
			oDlg.setVisible(False)
			StartAnalysis()
			Exit Do
		elseif bStartFloodField Then
		'открывает вспомогательное окно для адреса
			oDlg.setVisible(False)
			StartAddressDialog()
			bStartFloodField = False
			exit Do
		End If
		wait (100)
	Loop
End Sub

'облегчает управление диалоговым окнов для ввода адреса
Sub StartAddressDialog
	Dim Controls() As Object, oDlgSADModel As Object, Doc As Object, TextFieldModel As Object
	oDlg.setVisible(False)
	oLib = DialogLibraries.GetByName("SensitivityAnalysis")
	oDlgSAD = CreateUnoDialog(oLib.GetByName("Address"))
	oDlgSADModel = oDlgSAD.Model
	Doc = ThisComponent
	oDlgSAD.setVisible(True)
	bCloseFloodField = False
	'ждём нажатия кнопки
	Do
		Controls() = oDlgSADModel.getControlModels
		TextFieldModel = Controls(0)
		TextFieldModel.Text = Doc.CurrentSelection.AbsoluteName
		If bCloseFloodField then
		'пересылаем данные в основное окно
			oDlgSAD.setVisible(False)
			StartAnalysisDialog(TextFieldModel.Text)
			Exit Do
		End If
		wait (100)
	Loop
End Sub

'сравнение массивов, если массивы не одинаковы, возвращаем Истину
'ОТТЕСТИРОВАТЬ, полностью, должно работать
Function ChangesCheck() As Boolean
	Dim iNumField As Integer
	iNumField = 1
	If (oDlg.GetControl("CheckBox1").getState() &lt;&gt; aConfAddrParam(7)) Then
		ChangesCheck = True
		Exit Function
	End If
	While iNumField &lt;&gt; 7
		If (IsEmpty(aConfNameParam(iNumField))) Then
			If (oDlg.GetControl("ComboBox" &amp; iNumField).Text &lt;&gt; "Не использовать") Then
				ChangesCheck = True
				Exit Function
			else
				ChangesCheck = False
				Exit Function
			End If
		else
			If (oDlg.GetControl("ComboBox" &amp; iNumField).Text &lt;&gt; aConfNameParam(iNumField)) Then
				ChangesCheck = True
				Exit Function
			elseif (oDlg.GetControl("TextField" &amp; iNumField).Text &lt;&gt; aConfAddrParam(iNumField)) Then
				ChangesCheck = True
				Exit Function
			End If
			'если значение адреса заголовка в масиве не равно нулю, то	
			If (aConfTitleParam(iNumField) &lt;&gt; "") Then
				'если поле адреса заголовка и значение в масиве не равны
				If (oDlg.GetControl("TextField" &amp; (iNumField + 5)).Text &lt;&gt; aConfTitleParam(iNumField)) Then
					ChangesCheck = True
					Exit Function
				End If
			'если поле адреса не равно нулю
			elseif (oDlg.GetControl("TextField" &amp; (iNumField + 5)) &lt;&gt; "") Then
				ChangesCheck = True
				Exit Function
			'во всех остальных случаях они равны
			End If
		End If
		iNumField = iNumField + 1
	Wend
	ChangesCheck = False
End Function

'Запуск основного блока
Sub StartAnalysis
	Dim iNumField As Integer, iNumber As Integer, StartTable As Integer
	Dim valCof As Double
	Dim sAddress As String, sRang As String, sNameSheet As String
	Dim oSheet As Object, oWorkSheet As Object, oCellRange As Object
	Dim oColumns As Object, oColumn As Object, oController As Object
	Dim aTempAddres (0 to 4) As String
	oDlg.setVisible(False)
	'проверка полей
	If (FieldTest() &lt;&gt; 0 ) Then	
		sAddress = "=" &amp; oDlg.GetControl("TextField11").getModel().Text
		If (sAddress &lt;&gt; "=") Then
			On Error GoTo ErrorAddress
			aTempAddres = Split(sAddress, "$")
			sRang = aTempAddres(2) &amp; aTempAddres(3) &amp; aTempAddres(4) &amp; aTempAddres(5)
			sStartCell = aTempAddres(2) &amp; aTempAddres(3)
			sStartCell = Left(sStartCell, Len(sStartCell) - 1)
			aTempAddres = Split(aTempAddres(1) &amp; aTempAddres(2), "'")
			aTempAddres = Split(aTempAddres(0), ".")
		    sSheet = aTempAddres(0)
		else
			MsgBox "Поле Диапазон факторов пусто!"
			Stop
		End If
		'проверяем бфли ли изменены данные в диалоге
		If (ChangesCheck()) Then
			'если да, записываем новые данные в файл
			fSave(sAddress)
			iNumField = 1
			'удаляем лишние листы
			If (oDoc.hasByName("Interim calculation")) Then
				oDoc.removeByName("Interim calculation")
			End If
			sNameSheet = aComBox(iNumField)				
			While iNumField &lt;&gt; 5
				If (oDoc.hasByName(sNameSheet)) Then
					oDoc.removeByName(sNameSheet)
				End If
				iNumField = iNumField + 1
				sNameSheet = aComBox(iNumField)
			Wend
			'Получаем предварительные сведения для создания документов
			oSheet = oDoc.GetByName(sSheet)
		    oCellRange = oSheet.getCellRangeByName(sRang)
		    nCount = getCountNonEmpt(oCellRange)
		    oController = ThisComponent.getcurrentController
		    oColumns = oSheet.getColumns()
		    oColumn = oColumns.getByIndex(sRang)
		    StartTable = 1
		    iNumField = 1
		    'создаём табличные и графические формы
			If (oDlg.GetControl("CheckBox1").getState()) Then
				oDoc.insertNewByName("Interim calculation", iNumField, nCount)
				oWorkSheet = oDoc.GetByName("Interim calculation")
				oController.setActiveSheet(oWorkSheet)
				While aComBox(iNumField) &lt;&gt; ""
					CreateTableForm(StartTable, iNumField)
					StartTable = StartTable + nCount + 18
					iNumField = iNumField + 1
				Wend
			else
				While aComBox(iNumField) &lt;&gt; ""
					oDoc.insertNewByName(aComBox(iNumField), iNumField)
					oWorkSheet = oDoc.GetByName(aComBox(iNumField))
					oController.setActiveSheet(oWorkSheet)
					CreateTableForm(StartTable, iNumField)
					StartTable = 1
					iNumField = iNumField + 1
				Wend
			End If
		End If
		'запускаем расчет анализа чувсвительности
		SensitivityAnlysis(nCount, sStartCell)
	else
		MsgBox "Вы не указали ни одного поля."
	End If
	Stop
	Exit Sub
	ErrorAddress:
		MsgBox err &amp; " Адрес для факторов указан не верно!"
		Stop
End Sub

'Расчет анализа чувствительности
Function SensitivityAnlysis(nCount As Integer, sStartCell As String)
	Dim iNumField As Integer
	Dim nCfVol As Double
	'настраиваем переменные
	oSheetSource = oDoc.getByName(sSheet)
	CellRowStart = 2
	CellColumn = 11
	iNumField = 1
	nCfVol = 1.5
	nCfCellColumn = oSheetSource.getCellRangeByName(sStartCell).getCellAddress.Column
	nCfCellRow = oSheetSource.getCellRangeByName(sStartCell).getCellAddress.Row
	'цыкл пока не просмотрим все факторы
	While CellRowStart &lt;&gt; (nCount + 2)
		CellRow = CellRowStart
		If (oDlg.GetControl("CheckBox1").getState()) Then
		'сичитаем, если документ один (тестоые расчеты)
			oSheet = oDoc.getByName("Interim calculation")
			While CellColumn &lt;&gt; 0
				oSheetSource.getCellByPosition(nCfCellColumn, nCfCellRow).Value = nCfVol
				While aComBox(iNumField) &lt;&gt; ""
					oCellCopy = oSheet.getCellByPosition(6, CellRow)
            		oCellPast = oSheet.getCellByPosition(CellColumn, CellRow)
            		oCellPast.DataArray = oCellCopy.DataArray
            		oCellPast.NumberFormat = oCellCopy.NumberFormat
            		CellRow = nCount + CellRow + 25
            		iNumField = iNumField + 1
            	Wend
            	CellColumn = CellColumn - 1
            	If (CellColumn = 6) Then
            		CellColumn = CellColumn - 1
            		nCfVol = nCfVol - 0.1
            	End If
            	nCfVol = nCfVol - 0.1
            	CellRow = CellRowStart
            	iNumField = 1
			Wend
		else
		'считаем, если документы раздельные (финальные расчет)
			While CellColumn &lt;&gt; 0
				oSheetSource.getCellByPosition(nCfCellColumn, nCfCellRow).Value = nCfVol
				While aComBox(iNumField) &lt;&gt; ""
					oSheet = oDoc.getByName(aComBox(iNumField))
					oCellCopy = oSheet.getCellByPosition(6, CellRow)
            		oCellPast = oSheet.getCellByPosition(CellColumn, CellRow)
            		oCellPast.DataArray = oCellCopy.DataArray
            		oCellPast.NumberFormat = oCellCopy.NumberFormat
            		iNumField = iNumField + 1
            	Wend
            	CellColumn = CellColumn - 1
            	if (CellColumn = 6) Then
            		CellColumn = CellColumn - 1
            		nCfVol = nCfVol - 0.1
            	end if
            	nCfVol = nCfVol - 0.1
            	iNumField = 1
			Wend
		End If
		oSheetSource.getCellByPosition(nCfCellColumn, nCfCellRow).Value = 1
		CellColumn = 11
		nCfCellRow = nCfCellRow + 1
		CellRowStart = CellRowStart + 1
		nCfVol = 1.5
	Wend
End Function

'Проверка полей
Function FieldTest() As Integer
	Dim aTempAddres (0 to 4) As String
	Dim sComBox, sAddress As String
	Dim iNumField, iArrayIndex As Integer
	iNumField = 1
	iArrayIndex = 0
	While iNumField &lt;&gt; 5
		sAddress = "=" &amp; oDlg.GetControl("TextField" &amp; iNumField).getModel().Text
		sComBox = oDlg.GetControl("ComboBox" &amp; iNumField).getModel().Text
		If (sComBox &lt;&gt; "Не использовать") Then
			If (sAddress &lt;&gt; "=") Then
				aTempAddres = Split(sAddress, "$")
				aTempAddres = Split(aTempAddres(1)&amp;aTempAddres(2)&amp;aTempAddres(3), "'")
				aTempAddres = Split(aTempAddres(1)&amp;aTempAddres(2), ".")
				iArrayIndex = iArrayIndex + 1
				aAddress(iArrayIndex) = sAddress
				aComBox(iArrayIndex) = sComBox
			else
				MsgBox "Поле " &amp; sComBox &amp; " пусто!"
				Stop
			End If
		End If
		iNumField = iNumField + 1
	Wend
	FieldTest = iArrayIndex
End Function

'блок создания табличных форм
Function CreateTableForm (StartTable as Integer, iTitleTable As Integer )
	Dim oDocement As object, dispatcher As object, oSheetSource As object, oSheet As object
	Dim StartTableChart As Integer, numS As Integer, ind As Integer, _
	 nCfCellColumn As Integer, nCfCellRow As Integer, CountRow As Integer
	Dim sABC (1 to 11) As String
	StartTableChart = StartTable
	CreateChart(iTitleTable, StartTableChart) 'создание графических форм
	oDocement = ThisComponent.CurrentController.Frame
	dispatcher = createUnoService("com.sun.star.frame.DispatchHelper")
	'делаем заголовок таблиной формы
	Dim args(0) as new com.sun.star.beans.PropertyValue
	args(0).Name = "ToPoint"
	args(0).Value = "$A$" &amp; StartTable &amp; ":$L$" &amp; StartTable
	dispatcher.executeDispatch(oDocement, ".uno:GoToCell", "", 0, args())
	dispatcher.executeDispatch(oDocement, ".uno:MergeCells", "", 0, Array())
	args(0).Name = "HorizontalAlignment"
	args(0).Value = com.sun.star.table.CellHoriJustify.CENTER
	dispatcher.executeDispatch(oDocement, ".uno:HorizontalAlignment", "", 0, args())
	args(0).Name = "Bold"
	args(0).Value = true
	dispatcher.executeDispatch(oDocement, ".uno:Bold", "", 0, args())
	args(0).Name = "BackgroundColor"
	args(0).Value = 14540253
	dispatcher.executeDispatch(oDocement, ".uno:BackgroundColor", "", 0, args())
	args(0).Name = "StringName"
	args(0).Value = aComBox(iTitleTable)
	dispatcher.executeDispatch(oDocement, ".uno:EnterString", "", 0, args())
	dispatcher.executeDispatch(oDocement, ".uno:JumpToNextCell", "", 0, Array())
	sABC(1) = "B"
	sABC(2) = "C"
	sABC(3) = "D"
	sABC(4) = "E"
	sABC(5) = "F"
	sABC(6) = "G"
	sABC(7) = "H"
	sABC(8) = "I"
	sABC(9) = "J"
	sABC(10) = "K"
	sABC(11) = "L"
	numS = -50
	ind = 1
	StartTable = StartTable + 1
	'делаем подзаголовок табличной формы
	While ind &lt; 12
		args(0).Name = "ToPoint"
		args(0).Value =  "$" &amp; sABC(ind) &amp; "$" &amp; StartTable
		dispatcher.executeDispatch(oDocement, ".uno:GoToCell", "", 0, args())
		args(0).Name = "StringName"
		args(0).Value = numS &amp; "%"
		dispatcher.executeDispatch(oDocement, ".uno:EnterString", "", 0, args())
		numS = numS + 10
		ind = ind + 1
	Wend
	args(0).Name = "ToPoint"
	args(0).Value = "$B$" &amp; StartTable &amp; ":$L$" &amp; StartTable
	dispatcher.executeDispatch(oDocement, ".uno:GoToCell", "", 0, args())
	args(0).Name = "BackgroundColor"
	args(0).Value = 15658734
	dispatcher.executeDispatch(oDocement, ".uno:BackgroundColor", "", 0, args())
	args(0).Name = "NumberFormatValue"
	args(0).Value = 10
	dispatcher.executeDispatch(oDocement, ".uno:NumberFormatValue", "", 0, args())
	args(0).Name = "HorizontalAlignment"
	args(0).Value = com.sun.star.table.CellHoriJustify.CENTER
	dispatcher.executeDispatch(oDocement, ".uno:HorizontalAlignment", "", 0, args())
	StartTable = StartTable + 1
	CountRow = nCount + ind
	'копируем ссылки в центральный столбец
	oSheetSource = oDoc.getByName(sSheet)
	If (oDlg.GetControl("CheckBox1").getState()) Then
		oSheet = oDoc.getByName("Interim calculation")
	else
		oSheet = oDoc.getByName(aComBox(iTitleTable))
	End If
	nCfCellColumn = oSheetSource.getCellRangeByName(sStartCell).getCellAddress.Column
	nCfCellRow = oSheetSource.getCellRangeByName(sStartCell).getCellAddress.Row
	While ind &lt; CountRow
		oCellCopy = oSheetSource.getCellByPosition((nCfCellColumn - 1), nCfCellRow)
		oCellPast = oSheet.getCellByPosition(0, (StartTable - 1))
		oCellPast.DataArray = oCellCopy.DataArray
		args(0).Name = "ToPoint"
		args(0).Value =  "$G" &amp; "$" &amp; StartTable
		dispatcher.executeDispatch(oDocement, ".uno:GoToCell", "", 0, args())
		args(0).Name = "StringName"
		args(0).Value = aAddress(iTitleTable)
		dispatcher.executeDispatch(oDocement, ".uno:EnterString", "", 0, args())
		nCfCellRow = nCfCellRow + 1
		StartTable = StartTable + 1
		ind = ind + 1
	Wend
end Function

'Создание графических форм
Sub CreateChart(iTitleTable As Integer, StartTableChart As Integer)
  Dim oSheet , oRect, oCharts, oChart, oChartDoc, oTitle, oDiagram  As Object
  Dim sName, sDataRng As String
  Dim RangeAddress(0) As New com.sun.star.table.CellRangeAddress
  oRect = createObject("com.sun.star.awt.Rectangle")
	    oRect.X = 1000
	    oRect.Y = 4000
  If (oDlg.GetControl("CheckBox1").getState()) Then
		oSheet = oDoc.getByName("Interim calculation")
		If (iTitleTable &gt; 1)  Then
	    	oRect.Y = 4500 + (4500 + 9000) * ( iTitleTable - 1 )
	    End If
	else
		oSheet = oDoc.getByName(aComBox(iTitleTable))
	End If
	oRect.width = 20000
	oRect.Height= 9000
    sName = "Chart" &amp; iTitleTable
  	RangeAddress(0).Sheet = oSheet.getRangeAddress().Sheet
	RangeAddress(0).StartColumn = 0 
	RangeAddress(0).StartRow = (StartTableChart)
	RangeAddress(0).EndColumn = 11
	RangeAddress(0).EndRow = (StartTableChart + nCount)
	oCharts = oSheet.getCharts()
 	oCharts.addNewByName(sName, oRect, RangeAddress(), True, True)
 	oChart = oCharts.getByName(sName)
 	oChart.setRanges(RangeAddress())
 	oChartDoc = oChart.getEmbeddedObject()
 	oDiagram = oChartDoc.createInstance("com.sun.star.chart.LineDiagram")
 	oChartDoc.setDiagram(oDiagram)
 	oChartDoc.HasLegend = True 
 	oTitle = oChartDoc.getTitle()
 	oTitle.String = aComBox(iTitleTable)
 	oDiagram = oChartDoc.getDiagram()
 	oDiagram.DataRowSource = Rows 
End Sub

'Подсчет ячеек
Function getCountNonEmpt(oRange As Variant)
	Dim oQry, oCells, oEnum, iCountCells As Variant
    oQry = oRange.queryContentCells(com.sun.star.sheet.CellFlags.VALUE)
    oEnum =  oQry.getCells().createEnumeration()
    iCountCells = 0
    Do while oEnum.hasMoreElements()
        iCountCells = iCountCells + 1
        oEnum.nextElement()
    Loop
    getCountNonEmpt = iCountCells
End Function

'событие, если пользователь выбрал из списка показатель
Sub EnabledUp(NameCall)
	Dim cName As String
	cName = NameCall.Source.getModel().Name
	EnableUpAvto(cName)
End Sub

'Активация списка и полей при изменении предыдущего
Function EnableUpAvto(cName As String)
	Dim iNumField, iNextNumField As Integer
	iNumField = CDbl(right(cName, 1))
	If (oDlg.GetControl("ComboBox" &amp; iNumField).getModel().Text &lt;&gt; "Не использовать" ) Then
		iNextNumField = iNumField + 1
		oDlg.GetControl("ComboBox" &amp; iNextNumField).getModel().Enabled = True
		oDlg.GetControl("TextField" &amp; iNextNumField).getModel().Enabled = True
		oDlg.GetControl("CommandButton" &amp; iNextNumField).getModel().Enabled = True
		iNumField = CDbl(right(cName, 1))
		iNextNumField = iNumField + 5
		oDlg.GetControl("TextField" &amp; iNextNumField).getModel().Enabled = True
		oDlg.GetControl("CommandButton" &amp; iNextNumField).getModel().Enabled = True
	End If
End Function

'событие "нажата кнопка Ok" основного диалога
Sub onBtnStartAnalysis(oEvent)
	bStartAnalysis = True
End Sub

'событие "нажата кнопка Ok" вспомогательного диалога
Sub onBtnOKPressed(oEvent)
	bCloseFloodField = True
End Sub

'событие "нажата кнопка выбора адреса" лоя вызова вспомогательного окна
Sub onBtnStartFloodField(oEvent)
	bStartFloodField = True
	sFieldName = oEvent.Source.Model.Name
	sFieldName = "TextField" &amp; Right(sFieldName, Len(sFieldName) - 13)
End Sub

'Закрытие без сохранения
Sub CloseDialog
    Stop
End Sub

'возвращает полное имя файла с путем до него в синтаксисе ОС
function GetConfFileName(sUrl As String)
	GetConfFileName = Left(sUrl, Len(sUrl) - 4) &amp; ".conf"
End Function
</script:module>
</file>

<file path=Basic/SensitivityAnalysis/script-lb.xml><?xml version="1.0" encoding="utf-8"?>
<!DOCTYPE library  PUBLIC '-//OpenOffice.org//DTD OfficeDocument 1.0//EN'  'library.dtd'>
<library:library xmlns:library="http://openoffice.org/2000/library" library:name="SensitivityAnalysis" library:readonly="false" library:passwordprotected="false">
  <library:element library:name="MainModule"/>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SensitivityAnalysis" library:link="false"/>
</library:libraries>
</file>

<file path=Chart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
      <number:number number:decimal-places="0" loext:min-decimal-places="0" number:min-integer-digits="1"/>
      <number:text>%</number:text>
    </number:percentage-style>
    <number:number-style style:name="N113">
      <number:number number:decimal-places="1" loext:min-decimal-places="1"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fill="solid" draw:fill-color="#d9d9d9"/>
      <style:text-properties fo:font-size="10pt" style:font-size-asian="10pt" style:font-size-complex="10pt"/>
    </style:style>
    <style:style style:name="ch4" style:family="chart">
      <style:chart-properties chart:auto-position="true" chart:auto-size="true" chart:treat-empty-cells="leave-gap" chart:series-source="rows"/>
    </style:style>
    <style:style style:name="ch5" style:family="chart" style:data-style-name="N1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13">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13">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data-style-name="N113">
      <style:chart-properties chart:symbol-type="none" chart:link-data-style-to-source="true"/>
      <style:graphic-properties svg:stroke-width="0.08cm" svg:stroke-color="#ff420e" draw:fill-color="#ff420e"/>
      <style:text-properties fo:font-size="10pt" style:font-size-asian="10pt" style:font-size-complex="10pt"/>
    </style:style>
    <style:style style:name="ch10" style:family="chart" style:data-style-name="N113">
      <style:chart-properties chart:symbol-type="none" chart:link-data-style-to-source="true"/>
      <style:graphic-properties svg:stroke-width="0.08cm" svg:stroke-color="#ffd320" draw:fill-color="#ffd320"/>
      <style:text-properties fo:font-size="10pt" style:font-size-asian="10pt" style:font-size-complex="10pt"/>
    </style:style>
    <style:style style:name="ch11" style:family="chart" style:data-style-name="N113">
      <style:chart-properties chart:symbol-type="none" chart:link-data-style-to-source="true"/>
      <style:graphic-properties svg:stroke-width="0.08cm" svg:stroke-color="#579d1c" draw:fill-color="#579d1c"/>
      <style:text-properties fo:font-size="10pt" style:font-size-asian="10pt" style:font-size-complex="10pt"/>
    </style:style>
    <style:style style:name="ch12" style:family="chart" style:data-style-name="N113">
      <style:chart-properties chart:symbol-type="none" chart:link-data-style-to-source="true"/>
      <style:graphic-properties svg:stroke-width="0.08cm" svg:stroke-color="#7e0021" draw:fill-color="#7e0021"/>
      <style:text-properties fo:font-size="10pt" style:font-size-asian="10pt" style:font-size-complex="10pt"/>
    </style:style>
    <style:style style:name="ch13" style:family="chart">
      <style:graphic-properties draw:fill="solid" draw:fill-color="#d9d9d9"/>
    </style:style>
    <style:style style:name="ch14" style:family="chart">
      <style:graphic-properties draw:fill-color="#d9d9d9"/>
    </style:style>
  </office:automatic-styles>
  <office:body>
    <office:chart>
      <chart:chart svg:width="20cm" svg:height="9cm" xlink:href=".." xlink:type="simple" chart:class="chart:line" chart:style-name="ch1">
        <chart:title svg:x="9.48cm" svg:y="0.316cm" chart:style-name="ch2">
          <text:p>NPV</text:p>
        </chart:title>
        <chart:legend chart:legend-position="end" svg:x="14.793cm" svg:y="3.205cm" style:legend-expansion="high" chart:style-name="ch3"/>
        <chart:plot-area chart:style-name="ch4" table:cell-range-address="NPV.A2:NPV.L7" chart:data-source-has-labels="both" svg:x="0.4cm" svg:y="1.275cm" svg:width="13.993cm" svg:height="7.545cm">
          <chartooo:coordinate-region svg:x="1.418cm" svg:y="1.474cm" svg:width="12.549cm" svg:height="7.147cm"/>
          <chart:axis chart:dimension="x" chart:name="primary-x" chart:style-name="ch5" chartooo:axis-type="auto">
            <chartooo:date-scale/>
            <chart:categories table:cell-range-address="NPV.B2:NPV.L2"/>
          </chart:axis>
          <chart:axis chart:dimension="y" chart:name="primary-y" chart:style-name="ch6">
            <chart:grid chart:style-name="ch7" chart:class="major"/>
          </chart:axis>
          <chart:series chart:style-name="ch8" chart:values-cell-range-address="NPV.B3:NPV.L3" chart:label-cell-address="NPV.A3:NPV.A3" chart:class="chart:line">
            <chart:data-point chart:repeated="11"/>
          </chart:series>
          <chart:series chart:style-name="ch9" chart:values-cell-range-address="NPV.B4:NPV.L4" chart:label-cell-address="NPV.A4:NPV.A4" chart:class="chart:line">
            <chart:data-point chart:repeated="11"/>
          </chart:series>
          <chart:series chart:style-name="ch10" chart:values-cell-range-address="NPV.B5:NPV.L5" chart:label-cell-address="NPV.A5:NPV.A5" chart:class="chart:line">
            <chart:data-point chart:repeated="11"/>
          </chart:series>
          <chart:series chart:style-name="ch11" chart:values-cell-range-address="NPV.B6:NPV.L6" chart:label-cell-address="NPV.A6:NPV.A6" chart:class="chart:line">
            <chart:data-point chart:repeated="11"/>
          </chart:series>
          <chart:series chart:style-name="ch12" chart:values-cell-range-address="NPV.B7:NPV.L7" chart:label-cell-address="NPV.A7:NPV.A7" chart:class="chart:line">
            <chart:data-point chart:repeated="11"/>
          </chart:series>
          <chart:wall chart:style-name="ch13"/>
          <chart:floor chart:style-name="ch14"/>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float" office:value="-0.5">
                <text:p>-0.5</text:p>
                <draw:g>
                  <svg:desc>NPV.B2:NPV.L2</svg:desc>
                </draw:g>
              </table:table-cell>
              <table:table-cell office:value-type="float" office:value="-0.4">
                <text:p>-0.4</text:p>
              </table:table-cell>
              <table:table-cell office:value-type="float" office:value="-0.3">
                <text:p>-0.3</text:p>
              </table:table-cell>
              <table:table-cell office:value-type="float" office:value="-0.2">
                <text:p>-0.2</text:p>
              </table:table-cell>
              <table:table-cell office:value-type="float" office:value="-0.1">
                <text:p>-0.1</text:p>
              </table:table-cell>
              <table:table-cell office:value-type="float" office:value="0">
                <text:p>0</text:p>
              </table:table-cell>
              <table:table-cell office:value-type="float" office:value="0.1">
                <text:p>0.1</text:p>
              </table:table-cell>
              <table:table-cell office:value-type="float" office:value="0.2">
                <text:p>0.2</text:p>
              </table:table-cell>
              <table:table-cell office:value-type="float" office:value="0.3">
                <text:p>0.3</text:p>
              </table:table-cell>
              <table:table-cell office:value-type="float" office:value="0.4">
                <text:p>0.4</text:p>
              </table:table-cell>
              <table:table-cell office:value-type="float" office:value="0.5">
                <text:p>0.5</text:p>
              </table:table-cell>
            </table:table-row>
          </table:table-header-rows>
          <table:table-rows>
            <table:table-row>
              <table:table-cell office:value-type="string">
                <text:p>Стоимость разработки</text:p>
                <draw:g>
                  <svg:desc>NPV.A3:NPV.A3</svg:desc>
                </draw:g>
              </table:table-cell>
              <table:table-cell office:value-type="float" office:value="129.007817790967">
                <text:p>129.007817790967</text:p>
                <draw:g>
                  <svg:desc>NPV.B3:NPV.L3</svg:desc>
                </draw:g>
              </table:table-cell>
              <table:table-cell office:value-type="float" office:value="117.017057912547">
                <text:p>117.017057912547</text:p>
              </table:table-cell>
              <table:table-cell office:value-type="float" office:value="105.026298034128">
                <text:p>105.026298034128</text:p>
              </table:table-cell>
              <table:table-cell office:value-type="float" office:value="93.0355381557083">
                <text:p>93.0355381557083</text:p>
              </table:table-cell>
              <table:table-cell office:value-type="float" office:value="81.0447782772889">
                <text:p>81.0447782772889</text:p>
              </table:table-cell>
              <table:table-cell office:value-type="float" office:value="69.0540183988694">
                <text:p>69.0540183988694</text:p>
              </table:table-cell>
              <table:table-cell office:value-type="float" office:value="57.06325852045">
                <text:p>57.06325852045</text:p>
              </table:table-cell>
              <table:table-cell office:value-type="float" office:value="45.0724986420305">
                <text:p>45.0724986420305</text:p>
              </table:table-cell>
              <table:table-cell office:value-type="float" office:value="33.0817387636111">
                <text:p>33.0817387636111</text:p>
              </table:table-cell>
              <table:table-cell office:value-type="float" office:value="21.0909788851916">
                <text:p>21.0909788851916</text:p>
              </table:table-cell>
              <table:table-cell office:value-type="float" office:value="9.10021900677214">
                <text:p>9.10021900677214</text:p>
              </table:table-cell>
            </table:table-row>
            <table:table-row>
              <table:table-cell office:value-type="string">
                <text:p>Количество проектов</text:p>
                <draw:g>
                  <svg:desc>NPV.A4:NPV.A4</svg:desc>
                </draw:g>
              </table:table-cell>
              <table:table-cell office:value-type="float" office:value="-29.1892828440441">
                <text:p>-29.1892828440441</text:p>
                <draw:g>
                  <svg:desc>NPV.B4:NPV.L4</svg:desc>
                </draw:g>
              </table:table-cell>
              <table:table-cell office:value-type="float" office:value="-9.54062259546144">
                <text:p>-9.54062259546144</text:p>
              </table:table-cell>
              <table:table-cell office:value-type="float" office:value="10.1080376531212">
                <text:p>10.1080376531212</text:p>
              </table:table-cell>
              <table:table-cell office:value-type="float" office:value="29.7566979017039">
                <text:p>29.7566979017039</text:p>
              </table:table-cell>
              <table:table-cell office:value-type="float" office:value="49.4053581502867">
                <text:p>49.4053581502867</text:p>
              </table:table-cell>
              <table:table-cell office:value-type="float" office:value="69.0540183988694">
                <text:p>69.0540183988694</text:p>
              </table:table-cell>
              <table:table-cell office:value-type="float" office:value="88.702678647452">
                <text:p>88.702678647452</text:p>
              </table:table-cell>
              <table:table-cell office:value-type="float" office:value="108.351338896035">
                <text:p>108.351338896035</text:p>
              </table:table-cell>
              <table:table-cell office:value-type="float" office:value="127.999999144618">
                <text:p>127.999999144618</text:p>
              </table:table-cell>
              <table:table-cell office:value-type="float" office:value="147.6486593932">
                <text:p>147.6486593932</text:p>
              </table:table-cell>
              <table:table-cell office:value-type="float" office:value="167.297319641783">
                <text:p>167.297319641783</text:p>
              </table:table-cell>
            </table:table-row>
            <table:table-row>
              <table:table-cell office:value-type="string">
                <text:p>Количество пересчетов</text:p>
                <draw:g>
                  <svg:desc>NPV.A5:NPV.A5</svg:desc>
                </draw:g>
              </table:table-cell>
              <table:table-cell office:value-type="float" office:value="-34.0385865617017">
                <text:p>-34.0385865617017</text:p>
                <draw:g>
                  <svg:desc>NPV.B5:NPV.L5</svg:desc>
                </draw:g>
              </table:table-cell>
              <table:table-cell office:value-type="float" office:value="-13.4200655695875">
                <text:p>-13.4200655695875</text:p>
              </table:table-cell>
              <table:table-cell office:value-type="float" office:value="7.19845542252673">
                <text:p>7.19845542252673</text:p>
              </table:table-cell>
              <table:table-cell office:value-type="float" office:value="27.8169764146409">
                <text:p>27.8169764146409</text:p>
              </table:table-cell>
              <table:table-cell office:value-type="float" office:value="48.4354974067551">
                <text:p>48.4354974067551</text:p>
              </table:table-cell>
              <table:table-cell office:value-type="float" office:value="69.0540183988694">
                <text:p>69.0540183988694</text:p>
              </table:table-cell>
              <table:table-cell office:value-type="float" office:value="89.6725393909836">
                <text:p>89.6725393909836</text:p>
              </table:table-cell>
              <table:table-cell office:value-type="float" office:value="110.291060383098">
                <text:p>110.291060383098</text:p>
              </table:table-cell>
              <table:table-cell office:value-type="float" office:value="130.909581375212">
                <text:p>130.909581375212</text:p>
              </table:table-cell>
              <table:table-cell office:value-type="float" office:value="151.528102367326">
                <text:p>151.528102367326</text:p>
              </table:table-cell>
              <table:table-cell office:value-type="float" office:value="172.146623359441">
                <text:p>172.146623359441</text:p>
              </table:table-cell>
            </table:table-row>
            <table:table-row>
              <table:table-cell office:value-type="string">
                <text:p>Зарплата специалиста</text:p>
                <draw:g>
                  <svg:desc>NPV.A6:NPV.A6</svg:desc>
                </draw:g>
              </table:table-cell>
              <table:table-cell office:value-type="float" office:value="-25.4267901926626">
                <text:p>-25.4267901926626</text:p>
                <draw:g>
                  <svg:desc>NPV.B6:NPV.L6</svg:desc>
                </draw:g>
              </table:table-cell>
              <table:table-cell office:value-type="float" office:value="-6.53062847435622">
                <text:p>-6.53062847435622</text:p>
              </table:table-cell>
              <table:table-cell office:value-type="float" office:value="12.3655332439502">
                <text:p>12.3655332439502</text:p>
              </table:table-cell>
              <table:table-cell office:value-type="float" office:value="31.2616949622566">
                <text:p>31.2616949622566</text:p>
              </table:table-cell>
              <table:table-cell office:value-type="float" office:value="50.1578566805629">
                <text:p>50.1578566805629</text:p>
              </table:table-cell>
              <table:table-cell office:value-type="float" office:value="69.0540183988694">
                <text:p>69.0540183988694</text:p>
              </table:table-cell>
              <table:table-cell office:value-type="float" office:value="87.9501801171758">
                <text:p>87.9501801171758</text:p>
              </table:table-cell>
              <table:table-cell office:value-type="float" office:value="106.846341835482">
                <text:p>106.846341835482</text:p>
              </table:table-cell>
              <table:table-cell office:value-type="float" office:value="125.742503553789">
                <text:p>125.742503553789</text:p>
              </table:table-cell>
              <table:table-cell office:value-type="float" office:value="144.638665272095">
                <text:p>144.638665272095</text:p>
              </table:table-cell>
              <table:table-cell office:value-type="float" office:value="163.534826990401">
                <text:p>163.534826990401</text:p>
              </table:table-cell>
            </table:table-row>
            <table:table-row>
              <table:table-cell office:value-type="string">
                <text:p>Ставка дисконтирования</text:p>
                <draw:g>
                  <svg:desc>NPV.A7:NPV.A7</svg:desc>
                </draw:g>
              </table:table-cell>
              <table:table-cell office:value-type="float" office:value="76.9360430232694">
                <text:p>76.9360430232694</text:p>
                <draw:g>
                  <svg:desc>NPV.B7:NPV.L7</svg:desc>
                </draw:g>
              </table:table-cell>
              <table:table-cell office:value-type="float" office:value="75.3230917723294">
                <text:p>75.3230917723294</text:p>
              </table:table-cell>
              <table:table-cell office:value-type="float" office:value="73.7286674174251">
                <text:p>73.7286674174251</text:p>
              </table:table-cell>
              <table:table-cell office:value-type="float" office:value="72.1525142263623">
                <text:p>72.1525142263623</text:p>
              </table:table-cell>
              <table:table-cell office:value-type="float" office:value="70.5943804792462">
                <text:p>70.5943804792462</text:p>
              </table:table-cell>
              <table:table-cell office:value-type="float" office:value="69.0540183988694">
                <text:p>69.0540183988694</text:p>
              </table:table-cell>
              <table:table-cell office:value-type="float" office:value="67.5311840824139">
                <text:p>67.5311840824139</text:p>
              </table:table-cell>
              <table:table-cell office:value-type="float" office:value="66.0256374344409">
                <text:p>66.0256374344409</text:p>
              </table:table-cell>
              <table:table-cell office:value-type="float" office:value="64.5371421011409">
                <text:p>64.5371421011409</text:p>
              </table:table-cell>
              <table:table-cell office:value-type="float" office:value="63.065465405822">
                <text:p>63.065465405822</text:p>
              </table:table-cell>
              <table:table-cell office:value-type="float" office:value="61.6103782856049">
                <text:p>61.6103782856049</text:p>
              </table:table-cell>
            </table:table-row>
          </table:table-rows>
        </table:table>
      </chart:chart>
    </office:chart>
  </office:body>
</office:document-content>
</file>

<file path=Chart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3.2$Linux_X86_64 LibreOffice_project/10m0$Build-2</meta:generator>
  </office:meta>
</office:document-meta>
</file>

<file path=Chart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Chart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fill="solid" draw:fill-color="#d9d9d9"/>
      <style:text-properties fo:font-size="10pt" style:font-size-asian="10pt" style:font-size-complex="10pt"/>
    </style:style>
    <style:style style:name="ch4" style:family="chart">
      <style:chart-properties chart:auto-position="true" chart:auto-size="true" chart:treat-empty-cells="leave-gap" chart:series-source="rows"/>
    </style:style>
    <style:style style:name="ch5" style:family="chart" style:data-style-name="N1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
      <style:chart-properties chart:symbol-type="none" chart:link-data-style-to-source="true"/>
      <style:graphic-properties svg:stroke-width="0.08cm" svg:stroke-color="#004586" draw:fill-color="#004586"/>
      <style:text-properties fo:font-size="10pt" style:font-size-asian="10pt" style:font-size-complex="10pt"/>
    </style:style>
    <style:style style:name="ch8" style:family="chart" style:data-style-name="N10">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data-style-name="N10">
      <style:chart-properties chart:symbol-type="none" chart:link-data-style-to-source="true"/>
      <style:graphic-properties svg:stroke-width="0.08cm" svg:stroke-color="#ffd320" draw:fill-color="#ffd320"/>
      <style:text-properties fo:font-size="10pt" style:font-size-asian="10pt" style:font-size-complex="10pt"/>
    </style:style>
    <style:style style:name="ch10" style:family="chart" style:data-style-name="N10">
      <style:chart-properties chart:symbol-type="none" chart:link-data-style-to-source="true"/>
      <style:graphic-properties svg:stroke-width="0.08cm" svg:stroke-color="#579d1c" draw:fill-color="#579d1c"/>
      <style:text-properties fo:font-size="10pt" style:font-size-asian="10pt" style:font-size-complex="10pt"/>
    </style:style>
    <style:style style:name="ch11" style:family="chart" style:data-style-name="N10">
      <style:chart-properties chart:symbol-type="none" chart:link-data-style-to-source="true"/>
      <style:graphic-properties svg:stroke-width="0.08cm" svg:stroke-color="#7e0021" draw:fill-color="#7e0021"/>
      <style:text-properties fo:font-size="10pt" style:font-size-asian="10pt" style:font-size-complex="10pt"/>
    </style:style>
    <style:style style:name="ch12" style:family="chart">
      <style:graphic-properties draw:fill="solid" draw:fill-color="#d9d9d9"/>
    </style:style>
    <style:style style:name="ch13" style:family="chart">
      <style:graphic-properties draw:fill-color="#d9d9d9"/>
    </style:style>
  </office:automatic-styles>
  <office:body>
    <office:chart>
      <chart:chart svg:width="20cm" svg:height="9cm" xlink:href=".." xlink:type="simple" chart:class="chart:line" chart:style-name="ch1">
        <chart:title svg:x="9.56cm" svg:y="0.316cm" chart:style-name="ch2">
          <text:p>IRR</text:p>
        </chart:title>
        <chart:legend chart:legend-position="end" svg:x="14.793cm" svg:y="3.205cm" style:legend-expansion="high" chart:style-name="ch3"/>
        <chart:plot-area chart:style-name="ch4" table:cell-range-address="IRR.A2:IRR.L7" chart:data-source-has-labels="both" svg:x="0.4cm" svg:y="1.275cm" svg:width="13.993cm" svg:height="7.545cm">
          <chartooo:coordinate-region svg:x="1.63cm" svg:y="1.474cm" svg:width="12.417cm" svg:height="7.147cm"/>
          <chart:axis chart:dimension="x" chart:name="primary-x" chart:style-name="ch5" chartooo:axis-type="auto">
            <chartooo:date-scale/>
            <chart:categories table:cell-range-address="IRR.B2:IRR.L2"/>
          </chart:axis>
          <chart:axis chart:dimension="y" chart:name="primary-y" chart:style-name="ch5">
            <chart:grid chart:style-name="ch6" chart:class="major"/>
          </chart:axis>
          <chart:series chart:style-name="ch7" chart:values-cell-range-address="IRR.B3:IRR.L3" chart:label-cell-address="IRR.A3:IRR.A3" chart:class="chart:line">
            <chart:data-point chart:repeated="11"/>
          </chart:series>
          <chart:series chart:style-name="ch8" chart:values-cell-range-address="IRR.B4:IRR.L4" chart:label-cell-address="IRR.A4:IRR.A4" chart:class="chart:line">
            <chart:data-point chart:repeated="11"/>
          </chart:series>
          <chart:series chart:style-name="ch9" chart:values-cell-range-address="IRR.B5:IRR.L5" chart:label-cell-address="IRR.A5:IRR.A5" chart:class="chart:line">
            <chart:data-point chart:repeated="11"/>
          </chart:series>
          <chart:series chart:style-name="ch10" chart:values-cell-range-address="IRR.B6:IRR.L6" chart:label-cell-address="IRR.A6:IRR.A6" chart:class="chart:line">
            <chart:data-point chart:repeated="11"/>
          </chart:series>
          <chart:series chart:style-name="ch11" chart:values-cell-range-address="IRR.B7:IRR.L7" chart:label-cell-address="IRR.A7:IRR.A7" chart:class="chart:line">
            <chart:data-point chart:repeated="11"/>
          </chart:series>
          <chart:wall chart:style-name="ch12"/>
          <chart:floor chart:style-name="ch13"/>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float" office:value="-0.5">
                <text:p>-0.5</text:p>
                <draw:g>
                  <svg:desc>IRR.B2:IRR.L2</svg:desc>
                </draw:g>
              </table:table-cell>
              <table:table-cell office:value-type="float" office:value="-0.4">
                <text:p>-0.4</text:p>
              </table:table-cell>
              <table:table-cell office:value-type="float" office:value="-0.3">
                <text:p>-0.3</text:p>
              </table:table-cell>
              <table:table-cell office:value-type="float" office:value="-0.2">
                <text:p>-0.2</text:p>
              </table:table-cell>
              <table:table-cell office:value-type="float" office:value="-0.1">
                <text:p>-0.1</text:p>
              </table:table-cell>
              <table:table-cell office:value-type="float" office:value="0">
                <text:p>0</text:p>
              </table:table-cell>
              <table:table-cell office:value-type="float" office:value="0.1">
                <text:p>0.1</text:p>
              </table:table-cell>
              <table:table-cell office:value-type="float" office:value="0.2">
                <text:p>0.2</text:p>
              </table:table-cell>
              <table:table-cell office:value-type="float" office:value="0.3">
                <text:p>0.3</text:p>
              </table:table-cell>
              <table:table-cell office:value-type="float" office:value="0.4">
                <text:p>0.4</text:p>
              </table:table-cell>
              <table:table-cell office:value-type="float" office:value="0.5">
                <text:p>0.5</text:p>
              </table:table-cell>
            </table:table-row>
          </table:table-header-rows>
          <table:table-rows>
            <table:table-row>
              <table:table-cell office:value-type="string">
                <text:p>Стоимость разработки</text:p>
                <draw:g>
                  <svg:desc>IRR.A3:IRR.A3</svg:desc>
                </draw:g>
              </table:table-cell>
              <table:table-cell office:value-type="float" office:value="3.0008087059508">
                <text:p>3.0008087059508</text:p>
                <draw:g>
                  <svg:desc>IRR.B3:IRR.L3</svg:desc>
                </draw:g>
              </table:table-cell>
              <table:table-cell office:value-type="float" office:value="2.41810398288803">
                <text:p>2.41810398288803</text:p>
              </table:table-cell>
              <table:table-cell office:value-type="float" office:value="1.97378581230036">
                <text:p>1.97378581230036</text:p>
              </table:table-cell>
              <table:table-cell office:value-type="float" office:value="1.61959698964895">
                <text:p>1.61959698964895</text:p>
              </table:table-cell>
              <table:table-cell office:value-type="float" office:value="1.32794500347792">
                <text:p>1.32794500347792</text:p>
              </table:table-cell>
              <table:table-cell office:value-type="float" office:value="1.08179508050098">
                <text:p>1.08179508050098</text:p>
              </table:table-cell>
              <table:table-cell office:value-type="float" office:value="0.8699966539888">
                <text:p>0.8699966539888</text:p>
              </table:table-cell>
              <table:table-cell office:value-type="float" office:value="0.684906459246023">
                <text:p>0.684906459246023</text:p>
              </table:table-cell>
              <table:table-cell office:value-type="float" office:value="0.521086573105919">
                <text:p>0.521086573105919</text:p>
              </table:table-cell>
              <table:table-cell office:value-type="float" office:value="0.374547514454172">
                <text:p>0.374547514454172</text:p>
              </table:table-cell>
              <table:table-cell office:value-type="float" office:value="0.242286182595322">
                <text:p>0.242286182595322</text:p>
              </table:table-cell>
            </table:table-row>
            <table:table-row>
              <table:table-cell office:value-type="string">
                <text:p>Количество проектов</text:p>
                <draw:g>
                  <svg:desc>IRR.A4:IRR.A4</svg:desc>
                </draw:g>
              </table:table-cell>
              <table:table-cell office:value-type="float" office:value="-0.324578339519389">
                <text:p>-0.324578339519389</text:p>
                <draw:g>
                  <svg:desc>IRR.B4:IRR.L4</svg:desc>
                </draw:g>
              </table:table-cell>
              <table:table-cell office:value-type="float" office:value="0.00236769587458706">
                <text:p>0.00236769587458706</text:p>
              </table:table-cell>
              <table:table-cell office:value-type="float" office:value="0.300015165499973">
                <text:p>0.300015165499973</text:p>
              </table:table-cell>
              <table:table-cell office:value-type="float" office:value="0.576024564930419">
                <text:p>0.576024564930419</text:p>
              </table:table-cell>
              <table:table-cell office:value-type="float" office:value="0.835446626987779">
                <text:p>0.835446626987779</text:p>
              </table:table-cell>
              <table:table-cell office:value-type="float" office:value="1.08179508050098">
                <text:p>1.08179508050098</text:p>
              </table:table-cell>
              <table:table-cell office:value-type="float" office:value="1.3176166726073">
                <text:p>1.3176166726073</text:p>
              </table:table-cell>
              <table:table-cell office:value-type="float" office:value="1.54481785277828">
                <text:p>1.54481785277828</text:p>
              </table:table-cell>
              <table:table-cell office:value-type="float" office:value="1.76486339372976">
                <text:p>1.76486339372976</text:p>
              </table:table-cell>
              <table:table-cell office:value-type="float" office:value="1.97890303192251">
                <text:p>1.97890303192251</text:p>
              </table:table-cell>
              <table:table-cell office:value-type="float" office:value="2.18785543816406">
                <text:p>2.18785543816406</text:p>
              </table:table-cell>
            </table:table-row>
            <table:table-row>
              <table:table-cell office:value-type="string">
                <text:p>Количество пересчетов</text:p>
                <draw:g>
                  <svg:desc>IRR.A5:IRR.A5</svg:desc>
                </draw:g>
              </table:table-cell>
              <table:table-cell office:value-type="float" office:value="-0.411059055183581">
                <text:p>-0.411059055183581</text:p>
                <draw:g>
                  <svg:desc>IRR.B5:IRR.L5</svg:desc>
                </draw:g>
              </table:table-cell>
              <table:table-cell office:value-type="float" office:value="-0.059557200876914">
                <text:p>-0.059557200876914</text:p>
              </table:table-cell>
              <table:table-cell office:value-type="float" office:value="0.257452948241725">
                <text:p>0.257452948241725</text:p>
              </table:table-cell>
              <table:table-cell office:value-type="float" office:value="0.549582714357226">
                <text:p>0.549582714357226</text:p>
              </table:table-cell>
              <table:table-cell office:value-type="float" office:value="0.822972530731371">
                <text:p>0.822972530731371</text:p>
              </table:table-cell>
              <table:table-cell office:value-type="float" office:value="1.08179508050098">
                <text:p>1.08179508050098</text:p>
              </table:table-cell>
              <table:table-cell office:value-type="float" office:value="1.32902007085525">
                <text:p>1.32902007085525</text:p>
              </table:table-cell>
              <table:table-cell office:value-type="float" office:value="1.56683830115525">
                <text:p>1.56683830115525</text:p>
              </table:table-cell>
              <table:table-cell office:value-type="float" office:value="1.79691287387306">
                <text:p>1.79691287387306</text:p>
              </table:table-cell>
              <table:table-cell office:value-type="float" office:value="2.02053602997948">
                <text:p>2.02053602997948</text:p>
              </table:table-cell>
              <table:table-cell office:value-type="float" office:value="2.2387313468255">
                <text:p>2.2387313468255</text:p>
              </table:table-cell>
            </table:table-row>
            <table:table-row>
              <table:table-cell office:value-type="string">
                <text:p>Зарплата специалиста</text:p>
                <draw:g>
                  <svg:desc>IRR.A6:IRR.A6</svg:desc>
                </draw:g>
              </table:table-cell>
              <table:table-cell office:value-type="float" office:value="-0.270744675209196">
                <text:p>-0.270744675209196</text:p>
                <draw:g>
                  <svg:desc>IRR.B6:IRR.L6</svg:desc>
                </draw:g>
              </table:table-cell>
              <table:table-cell office:value-type="float" office:value="0.0475335335295905">
                <text:p>0.0475335335295905</text:p>
              </table:table-cell>
              <table:table-cell office:value-type="float" office:value="0.335413716620218">
                <text:p>0.335413716620218</text:p>
              </table:table-cell>
              <table:table-cell office:value-type="float" office:value="0.600614557769787">
                <text:p>0.600614557769787</text:p>
              </table:table-cell>
              <table:table-cell office:value-type="float" office:value="0.848227203437286">
                <text:p>0.848227203437286</text:p>
              </table:table-cell>
              <table:table-cell office:value-type="float" office:value="1.08179508050098">
                <text:p>1.08179508050098</text:p>
              </table:table-cell>
              <table:table-cell office:value-type="float" office:value="1.30388788777365">
                <text:p>1.30388788777365</text:p>
              </table:table-cell>
              <table:table-cell office:value-type="float" office:value="1.51643066756638">
                <text:p>1.51643066756638</text:p>
              </table:table-cell>
              <table:table-cell office:value-type="float" office:value="1.72090393696067">
                <text:p>1.72090393696067</text:p>
              </table:table-cell>
              <table:table-cell office:value-type="float" office:value="1.91847132042305">
                <text:p>1.91847132042305</text:p>
              </table:table-cell>
              <table:table-cell office:value-type="float" office:value="2.11006419018251">
                <text:p>2.11006419018251</text:p>
              </table:table-cell>
            </table:table-row>
            <table:table-row>
              <table:table-cell office:value-type="string">
                <text:p>Ставка дисконтирования</text:p>
                <draw:g>
                  <svg:desc>IRR.A7:IRR.A7</svg:desc>
                </draw:g>
              </table:table-cell>
              <table:table-cell office:value-type="float" office:value="1.08179508050098">
                <text:p>1.08179508050098</text:p>
                <draw:g>
                  <svg:desc>IRR.B7:IRR.L7</svg:desc>
                </draw:g>
              </table:table-cell>
              <table:table-cell office:value-type="float" office:value="1.08179508050098">
                <text:p>1.08179508050098</text:p>
              </table:table-cell>
              <table:table-cell office:value-type="float" office:value="1.08179508050098">
                <text:p>1.08179508050098</text:p>
              </table:table-cell>
              <table:table-cell office:value-type="float" office:value="1.08179508050098">
                <text:p>1.08179508050098</text:p>
              </table:table-cell>
              <table:table-cell office:value-type="float" office:value="1.08179508050098">
                <text:p>1.08179508050098</text:p>
              </table:table-cell>
              <table:table-cell office:value-type="float" office:value="1.08179508050098">
                <text:p>1.08179508050098</text:p>
              </table:table-cell>
              <table:table-cell office:value-type="float" office:value="1.08179508050098">
                <text:p>1.08179508050098</text:p>
              </table:table-cell>
              <table:table-cell office:value-type="float" office:value="1.08179508050098">
                <text:p>1.08179508050098</text:p>
              </table:table-cell>
              <table:table-cell office:value-type="float" office:value="1.08179508050098">
                <text:p>1.08179508050098</text:p>
              </table:table-cell>
              <table:table-cell office:value-type="float" office:value="1.08179508050098">
                <text:p>1.08179508050098</text:p>
              </table:table-cell>
              <table:table-cell office:value-type="float" office:value="1.08179508050098">
                <text:p>1.08179508050098</text:p>
              </table:table-cell>
            </table:table-row>
          </table:table-rows>
        </table:table>
      </chart:chart>
    </office:chart>
  </office:body>
</office:document-content>
</file>

<file path=Chart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3.2$Linux_X86_64 LibreOffice_project/10m0$Build-2</meta:generator>
  </office:meta>
</office:document-meta>
</file>

<file path=Chart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Dialogs/SensitivityAnalysis/Address.xml><?xml version="1.0" encoding="utf-8"?>
<!DOCTYPE window  PUBLIC '-//OpenOffice.org//DTD OfficeDocument 1.0//EN'  'dialog.dtd'>
<dlg:window xmlns:dlg="http://openoffice.org/2000/dialog" xmlns:script="http://openoffice.org/2000/script" dlg:id="Address" dlg:left="182" dlg:top="145" dlg:width="154" dlg:height="22" dlg:closeable="true" dlg:moveable="true" dlg:title="Выбор адресса">
  <dlg:bulletinboard>
    <dlg:textfield dlg:id="TextField1" dlg:tab-index="0" dlg:left="5" dlg:top="5" dlg:width="130" dlg:height="15"/>
    <dlg:button dlg:id="CommandButton1" dlg:tab-index="1" dlg:left="138" dlg:top="6" dlg:width="15" dlg:height="15" dlg:value="Ok">
      <script:event script:event-name="on-performaction" script:macro-name="vnd.sun.star.script:SensitivityAnalysis.MainModule.onBtnOKPressed?language=Basic&amp;location=document" script:language="Script"/>
    </dlg:button>
  </dlg:bulletinboard>
</dlg:window>
</file>

<file path=Dialogs/SensitivityAnalysis/DialogSA.xml><?xml version="1.0" encoding="utf-8"?>
<!DOCTYPE window  PUBLIC '-//OpenOffice.org//DTD OfficeDocument 1.0//EN'  'dialog.dtd'>
<dlg:window xmlns:dlg="http://openoffice.org/2000/dialog" xmlns:script="http://openoffice.org/2000/script" dlg:id="DialogSA" dlg:left="31" dlg:top="52" dlg:width="306" dlg:height="188" dlg:closeable="true" dlg:moveable="true" dlg:title="Анализ чувствительности">
  <dlg:styles>
    <dlg:style dlg:style-id="0" dlg:border="none" dlg:look="simple"/>
  </dlg:styles>
  <dlg:bulletinboard>
    <dlg:combobox dlg:id="ComboBox1" dlg:tab-index="0" dlg:left="3" dlg:top="18" dlg:width="63" dlg:height="15" dlg:value="Не использовать" dlg:spin="true">
      <dlg:menupopup>
        <dlg:menuitem dlg:value="Не использовать"/>
        <dlg:menuitem dlg:value="NPV"/>
        <dlg:menuitem dlg:value="IRR"/>
        <dlg:menuitem dlg:value="DBPB"/>
        <dlg:menuitem dlg:value="ROI"/>
        <dlg:menuitem dlg:value="Собственный"/>
      </dlg:menupopup>
      <script:event script:event-name="on-itemstatechange" script:macro-name="vnd.sun.star.script:SensitivityAnalysis.MainModule.EnabledUp?language=Basic&amp;location=document" script:language="Script"/>
    </dlg:combobox>
    <dlg:combobox dlg:id="ComboBox2" dlg:tab-index="1" dlg:disabled="true" dlg:left="3" dlg:top="39" dlg:width="64" dlg:height="15" dlg:value="Не использовать" dlg:spin="true">
      <dlg:menupopup>
        <dlg:menuitem dlg:value="Не использовать"/>
        <dlg:menuitem dlg:value="NPV"/>
        <dlg:menuitem dlg:value="IRR"/>
        <dlg:menuitem dlg:value="DBPB"/>
        <dlg:menuitem dlg:value="ROI"/>
        <dlg:menuitem dlg:value="Собственный"/>
      </dlg:menupopup>
      <script:event script:event-name="on-itemstatechange" script:macro-name="vnd.sun.star.script:SensitivityAnalysis.MainModule.EnabledUp?language=Basic&amp;location=document" script:language="Script"/>
    </dlg:combobox>
    <dlg:combobox dlg:id="ComboBox3" dlg:tab-index="2" dlg:disabled="true" dlg:left="3" dlg:top="61" dlg:width="64" dlg:height="15" dlg:value="Не использовать" dlg:spin="true">
      <dlg:menupopup>
        <dlg:menuitem dlg:value="Не использовать"/>
        <dlg:menuitem dlg:value="NPV"/>
        <dlg:menuitem dlg:value="IRR"/>
        <dlg:menuitem dlg:value="DBPB"/>
        <dlg:menuitem dlg:value="ROI"/>
        <dlg:menuitem dlg:value="Собственный"/>
      </dlg:menupopup>
      <script:event script:event-name="on-itemstatechange" script:macro-name="vnd.sun.star.script:SensitivityAnalysis.MainModule.EnabledUp?language=Basic&amp;location=document" script:language="Script"/>
    </dlg:combobox>
    <dlg:combobox dlg:id="ComboBox4" dlg:tab-index="3" dlg:disabled="true" dlg:left="3" dlg:top="82" dlg:width="64" dlg:height="15" dlg:value="Не использовать" dlg:spin="true">
      <dlg:menupopup>
        <dlg:menuitem dlg:value="Не использовать"/>
        <dlg:menuitem dlg:value="NPV"/>
        <dlg:menuitem dlg:value="IRR"/>
        <dlg:menuitem dlg:value="DBPB"/>
        <dlg:menuitem dlg:value="ROI"/>
        <dlg:menuitem dlg:value="Собственный"/>
      </dlg:menupopup>
      <script:event script:event-name="on-itemstatechange" script:macro-name="vnd.sun.star.script:SensitivityAnalysis.MainModule.EnabledUp?language=Basic&amp;location=document" script:language="Script"/>
    </dlg:combobox>
    <dlg:combobox dlg:id="ComboBox5" dlg:tab-index="4" dlg:disabled="true" dlg:left="3" dlg:top="102" dlg:width="64" dlg:height="15" dlg:value="Не использовать" dlg:spin="true">
      <dlg:menupopup>
        <dlg:menuitem dlg:value="Не использовать"/>
        <dlg:menuitem dlg:value="NPV"/>
        <dlg:menuitem dlg:value="IRR"/>
        <dlg:menuitem dlg:value="DBPB"/>
        <dlg:menuitem dlg:value="ROI"/>
        <dlg:menuitem dlg:value="Собственный"/>
      </dlg:menupopup>
      <script:event script:event-name="on-itemstatechange" script:macro-name="vnd.sun.star.script:SensitivityAnalysis.MainModule.EnabledUp?language=Basic&amp;location=document" script:language="Script"/>
    </dlg:combobox>
    <dlg:fixedline dlg:id="FixedLine1" dlg:tab-index="5" dlg:left="3" dlg:top="120" dlg:width="305" dlg:height="9"/>
    <dlg:checkbox dlg:style-id="0" dlg:id="CheckBox1" dlg:tab-index="6" dlg:left="6" dlg:top="147" dlg:width="119" dlg:height="9" dlg:help-text="Позволяет вывести все формы на одной странице" dlg:value="Все показатели на одной странице" dlg:checked="true"/>
    <dlg:textfield dlg:style-id="0" dlg:id="TextField1" dlg:tab-index="7" dlg:left="71" dlg:top="17" dlg:width="96" dlg:height="15"/>
    <dlg:textfield dlg:id="TextField2" dlg:tab-index="8" dlg:disabled="true" dlg:left="71" dlg:top="38" dlg:width="96" dlg:height="15"/>
    <dlg:textfield dlg:id="TextField3" dlg:tab-index="9" dlg:disabled="true" dlg:left="71" dlg:top="61" dlg:width="96" dlg:height="15"/>
    <dlg:textfield dlg:id="TextField4" dlg:tab-index="10" dlg:disabled="true" dlg:left="71" dlg:top="81" dlg:width="96" dlg:height="15"/>
    <dlg:textfield dlg:id="TextField5" dlg:tab-index="11" dlg:disabled="true" dlg:left="71" dlg:top="105" dlg:width="96" dlg:height="15"/>
    <dlg:textfield dlg:id="TextField6" dlg:tab-index="12" dlg:left="190" dlg:top="17" dlg:width="96" dlg:height="15"/>
    <dlg:textfield dlg:id="TextField7" dlg:tab-index="13" dlg:disabled="true" dlg:left="190" dlg:top="37" dlg:width="96" dlg:height="15"/>
    <dlg:textfield dlg:id="TextField8" dlg:tab-index="14" dlg:disabled="true" dlg:left="190" dlg:top="61" dlg:width="96" dlg:height="15"/>
    <dlg:textfield dlg:id="TextField9" dlg:tab-index="15" dlg:disabled="true" dlg:left="190" dlg:top="81" dlg:width="96" dlg:height="15"/>
    <dlg:textfield dlg:id="TextField10" dlg:tab-index="16" dlg:disabled="true" dlg:left="190" dlg:top="105" dlg:width="96" dlg:height="15"/>
    <dlg:text dlg:id="Label1" dlg:tab-index="17" dlg:left="5" dlg:top="2" dlg:width="63" dlg:height="11" dlg:value="Имя показателя"/>
    <dlg:text dlg:id="Label2" dlg:tab-index="18" dlg:left="72" dlg:top="2" dlg:width="94" dlg:height="11" dlg:value="Ссылка на значение"/>
    <dlg:text dlg:id="Label3" dlg:tab-index="19" dlg:left="191" dlg:top="2" dlg:width="96" dlg:height="11" dlg:value="Ссылка на наименование"/>
    <dlg:text dlg:id="Label4" dlg:tab-index="20" dlg:left="6" dlg:top="130" dlg:width="62" dlg:height="11" dlg:value="Диапазон факторов"/>
    <dlg:textfield dlg:id="TextField11" dlg:tab-index="21" dlg:left="71" dlg:top="127" dlg:width="197" dlg:height="15"/>
    <dlg:fixedline dlg:id="FixedLine2" dlg:tab-index="25" dlg:left="0" dlg:top="156" dlg:width="305" dlg:height="9"/>
    <dlg:button dlg:id="HelpButton" dlg:tab-index="24" dlg:left="260" dlg:top="169" dlg:width="44" dlg:height="17" dlg:value="Справка"/>
    <dlg:button dlg:id="OkButton" dlg:tab-index="22" dlg:left="164" dlg:top="169" dlg:width="44" dlg:height="17" dlg:default="true" dlg:value="Ok">
      <script:event script:event-name="on-performaction" script:macro-name="vnd.sun.star.script:SensitivityAnalysis.MainModule.StartAnalysis?language=Basic&amp;location=document" script:language="Script"/>
    </dlg:button>
    <dlg:button dlg:id="CancelButton" dlg:tab-index="23" dlg:left="213" dlg:top="169" dlg:width="44" dlg:height="17" dlg:value="Отмена">
      <script:event script:event-name="on-performaction" script:macro-name="vnd.sun.star.script:SensitivityAnalysis.MainModule.CloseDialog?language=Basic&amp;location=document" script:language="Script"/>
    </dlg:button>
    <dlg:button dlg:id="CommandButton1" dlg:tab-index="26" dlg:left="169" dlg:top="17" dlg:width="16" dlg:height="15" dlg:value="О">
      <script:event script:event-name="on-performaction" script:macro-name="vnd.sun.star.script:SensitivityAnalysis.MainModule.onBtnStartFloodField?language=Basic&amp;location=document" script:language="Script"/>
    </dlg:button>
    <dlg:button dlg:id="CommandButton2" dlg:tab-index="27" dlg:disabled="true" dlg:left="169" dlg:top="37" dlg:width="16" dlg:height="15" dlg:value="О">
      <script:event script:event-name="on-performaction" script:macro-name="vnd.sun.star.script:SensitivityAnalysis.MainModule.onBtnStartFloodField?language=Basic&amp;location=document" script:language="Script"/>
    </dlg:button>
    <dlg:button dlg:id="CommandButton3" dlg:tab-index="29" dlg:disabled="true" dlg:left="170" dlg:top="61" dlg:width="16" dlg:height="15" dlg:value="О">
      <script:event script:event-name="on-performaction" script:macro-name="vnd.sun.star.script:SensitivityAnalysis.MainModule.onBtnStartFloodField?language=Basic&amp;location=document" script:language="Script"/>
    </dlg:button>
    <dlg:button dlg:id="CommandButton4" dlg:tab-index="30" dlg:disabled="true" dlg:left="170" dlg:top="82" dlg:width="16" dlg:height="15" dlg:value="О">
      <script:event script:event-name="on-performaction" script:macro-name="vnd.sun.star.script:SensitivityAnalysis.MainModule.onBtnStartFloodField?language=Basic&amp;location=document" script:language="Script"/>
    </dlg:button>
    <dlg:button dlg:id="CommandButton5" dlg:tab-index="31" dlg:disabled="true" dlg:left="170" dlg:top="104" dlg:width="16" dlg:height="15" dlg:value="О">
      <script:event script:event-name="on-performaction" script:macro-name="vnd.sun.star.script:SensitivityAnalysis.MainModule.onBtnStartFloodField?language=Basic&amp;location=document" script:language="Script"/>
    </dlg:button>
    <dlg:button dlg:id="CommandButton6" dlg:tab-index="32" dlg:left="289" dlg:top="18" dlg:width="16" dlg:height="15" dlg:value="О">
      <script:event script:event-name="on-performaction" script:macro-name="vnd.sun.star.script:SensitivityAnalysis.MainModule.onBtnStartFloodField?language=Basic&amp;location=document" script:language="Script"/>
    </dlg:button>
    <dlg:button dlg:id="CommandButton7" dlg:tab-index="33" dlg:disabled="true" dlg:left="289" dlg:top="37" dlg:width="16" dlg:height="15" dlg:value="О">
      <script:event script:event-name="on-performaction" script:macro-name="vnd.sun.star.script:SensitivityAnalysis.MainModule.onBtnStartFloodField?language=Basic&amp;location=document" script:language="Script"/>
    </dlg:button>
    <dlg:button dlg:id="CommandButton8" dlg:tab-index="34" dlg:disabled="true" dlg:left="289" dlg:top="61" dlg:width="16" dlg:height="15" dlg:value="О">
      <script:event script:event-name="on-performaction" script:macro-name="vnd.sun.star.script:SensitivityAnalysis.MainModule.onBtnStartFloodField?language=Basic&amp;location=document" script:language="Script"/>
    </dlg:button>
    <dlg:button dlg:id="CommandButton9" dlg:tab-index="35" dlg:disabled="true" dlg:left="289" dlg:top="80" dlg:width="16" dlg:height="15" dlg:value="О">
      <script:event script:event-name="on-performaction" script:macro-name="vnd.sun.star.script:SensitivityAnalysis.MainModule.onBtnStartFloodField?language=Basic&amp;location=document" script:language="Script"/>
    </dlg:button>
    <dlg:button dlg:id="CommandButton10" dlg:tab-index="36" dlg:disabled="true" dlg:left="289" dlg:top="104" dlg:width="16" dlg:height="15" dlg:value="О">
      <script:event script:event-name="on-performaction" script:macro-name="vnd.sun.star.script:SensitivityAnalysis.MainModule.onBtnStartFloodField?language=Basic&amp;location=document" script:language="Script"/>
    </dlg:button>
    <dlg:button dlg:id="CommandButton11" dlg:tab-index="28" dlg:left="271" dlg:top="127" dlg:width="16" dlg:height="15" dlg:value="О">
      <script:event script:event-name="on-performaction" script:macro-name="vnd.sun.star.script:SensitivityAnalysis.MainModule.onBtnStartFloodField?language=Basic&amp;location=document" script:language="Script"/>
    </dlg:button>
  </dlg:bulletinboard>
</dlg:window>
</file>

<file path=Dialogs/SensitivityAnalysis/dialog-lb.xml><?xml version="1.0" encoding="utf-8"?>
<!DOCTYPE library  PUBLIC '-//OpenOffice.org//DTD OfficeDocument 1.0//EN'  'library.dtd'>
<library:library xmlns:library="http://openoffice.org/2000/library" library:name="SensitivityAnalysis" library:readonly="false" library:passwordprotected="false">
  <library:element library:name="Address"/>
  <library:element library:name="DialogSA"/>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SensitivityAnalysis" library:link="false"/>
</library:libraries>
</file>